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16.249cm" fo:margin-left="-0.199cm" fo:margin-top="0cm" fo:margin-bottom="0cm" style:page-number="auto" table:align="left" style:writing-mode="lr-tb"/>
    </style:style>
    <style:style style:name="Table1.A" style:family="table-column">
      <style:table-column-properties style:column-width="5.415cm"/>
    </style:style>
    <style:style style:name="Table1.B" style:family="table-column">
      <style:table-column-properties style:column-width="6.385cm"/>
    </style:style>
    <style:style style:name="Table1.C" style:family="table-column">
      <style:table-column-properties style:column-width="4.449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left="none" fo:border-right="none" fo:border-top="0.5pt solid #000000" fo:border-bottom="0.5pt solid #000000"/>
    </style:style>
    <style:style style:name="Table1.C1" style:family="table-cell">
      <style:table-cell-properties fo:padding-left="0.199cm" fo:padding-right="0.191cm" fo:padding-top="0cm" fo:padding-bottom="0cm" fo:border-left="none" fo:border-right="0.5pt solid #000000" fo:border-top="0.5pt solid #000000" fo:border-bottom="0.5pt solid #000000"/>
    </style:style>
    <style:style style:name="Table1.2" style:family="table-row">
      <style:table-row-properties style:min-row-height="0.676cm" fo:keep-together="auto"/>
    </style:style>
    <style:style style:name="Table1.A2" style:family="table-cell">
      <style:table-cell-properties fo:padding-left="0.199cm" fo:padding-right="0.191cm" fo:padding-top="0cm" fo:padding-bottom="0cm" fo:border="0.5pt solid #000000"/>
    </style:style>
    <style:style style:name="Table2" style:family="table">
      <style:table-properties style:width="16.002cm" style:rel-width="100%" fo:margin-left="-0.199cm" fo:margin-top="0cm" fo:margin-bottom="0cm" table:align="left" style:writing-mode="lr-tb"/>
    </style:style>
    <style:style style:name="Table2.A" style:family="table-column">
      <style:table-column-properties style:column-width="3.889cm" style:rel-column-width="2205*"/>
    </style:style>
    <style:style style:name="Table2.B" style:family="table-column">
      <style:table-column-properties style:column-width="5.821cm" style:rel-column-width="3300*"/>
    </style:style>
    <style:style style:name="Table2.C" style:family="table-column">
      <style:table-column-properties style:column-width="4.18cm" style:rel-column-width="2370*"/>
    </style:style>
    <style:style style:name="Table2.D" style:family="table-column">
      <style:table-column-properties style:column-width="2.111cm" style:rel-column-width="1197*"/>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0"/>
    </style:style>
    <style:style style:name="Table3" style:family="table">
      <style:table-properties style:width="16.002cm" style:rel-width="100%" fo:margin-left="-0.199cm" fo:margin-top="0cm" fo:margin-bottom="0cm" table:align="left" style:writing-mode="lr-tb"/>
    </style:style>
    <style:style style:name="Table3.A" style:family="table-column">
      <style:table-column-properties style:column-width="5.33cm" style:rel-column-width="21829*"/>
    </style:style>
    <style:style style:name="Table3.B" style:family="table-column">
      <style:table-column-properties style:column-width="5.338cm" style:rel-column-width="21861*"/>
    </style:style>
    <style:style style:name="Table3.C" style:family="table-column">
      <style:table-column-properties style:column-width="5.334cm" style:rel-column-width="21845*"/>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0.5pt solid #000000" fo:border-top="0.5pt solid #000000" fo:border-bottom="none"/>
    </style:style>
    <style:style style:name="Table3.2" style:family="table-row">
      <style:table-row-properties style:min-row-height="0.967cm" fo:keep-together="auto"/>
    </style:style>
    <style:style style:name="Table3.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4" style:family="table">
      <style:table-properties style:width="16.002cm" style:rel-width="100%" fo:margin-left="-0.199cm" fo:margin-top="0cm" fo:margin-bottom="0cm" table:align="left" style:writing-mode="lr-tb"/>
    </style:style>
    <style:style style:name="Table4.A" style:family="table-column">
      <style:table-column-properties style:column-width="5.329cm" style:rel-column-width="3021*"/>
    </style:style>
    <style:style style:name="Table4.B" style:family="table-column">
      <style:table-column-properties style:column-width="4.461cm" style:rel-column-width="2529*"/>
    </style:style>
    <style:style style:name="Table4.C" style:family="table-column">
      <style:table-column-properties style:column-width="6.212cm" style:rel-column-width="3522*"/>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6.002cm" style:rel-width="100%" fo:margin-left="-0.199cm" fo:margin-top="0cm" fo:margin-bottom="0cm" table:align="left" style:writing-mode="lr-tb"/>
    </style:style>
    <style:style style:name="Table5.A" style:family="table-column">
      <style:table-column-properties style:column-width="5.329cm" style:rel-column-width="3021*"/>
    </style:style>
    <style:style style:name="Table5.B" style:family="table-column">
      <style:table-column-properties style:column-width="5.339cm" style:rel-column-width="3027*"/>
    </style:style>
    <style:style style:name="Table5.C" style:family="table-column">
      <style:table-column-properties style:column-width="5.334cm" style:rel-column-width="3024*"/>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5.2" style:family="table-row">
      <style:table-row-properties style:min-row-height="0.781cm" fo:keep-together="auto"/>
    </style:style>
    <style:style style:name="Table5.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6" style:family="table">
      <style:table-properties style:width="16.002cm" style:rel-width="100%" fo:margin-left="-0.199cm" fo:margin-top="0cm" fo:margin-bottom="0cm" table:align="left" style:writing-mode="lr-tb"/>
    </style:style>
    <style:style style:name="Table6.A" style:family="table-column">
      <style:table-column-properties style:column-width="5.33cm" style:rel-column-width="21829*"/>
    </style:style>
    <style:style style:name="Table6.B" style:family="table-column">
      <style:table-column-properties style:column-width="5.338cm" style:rel-column-width="21861*"/>
    </style:style>
    <style:style style:name="Table6.C" style:family="table-column">
      <style:table-column-properties style:column-width="5.334cm" style:rel-column-width="21845*"/>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6.A3" style:family="table-cell">
      <style:table-cell-properties fo:padding-left="0.199cm" fo:padding-right="0.191cm" fo:padding-top="0cm" fo:padding-bottom="0cm" fo:border-left="0.5pt solid #000000" fo:border-right="0.5pt solid #000000" fo:border-top="none" fo:border-bottom="0.5pt solid #000000"/>
    </style:style>
    <style:style style:name="Tableau2" style:family="table">
      <style:table-properties style:width="16.004cm" fo:margin-left="0cm" table:align="left" style:writing-mode="lr-tb"/>
    </style:style>
    <style:style style:name="Tableau2.A" style:family="table-column">
      <style:table-column-properties style:column-width="1.785cm"/>
    </style:style>
    <style:style style:name="Tableau2.D" style:family="table-column">
      <style:table-column-properties style:column-width="1.787cm"/>
    </style:style>
    <style:style style:name="Tableau2.E" style:family="table-column">
      <style:table-column-properties style:column-width="2.215cm"/>
    </style:style>
    <style:style style:name="Tableau2.A1" style:family="table-cell">
      <style:table-cell-properties style:vertical-align="middle" fo:padding="0.106cm" fo:border-left="0.75pt solid #000000" fo:border-right="none" fo:border-top="0.75pt solid #000000" fo:border-bottom="0.05pt solid #000000"/>
    </style:style>
    <style:style style:name="Tableau2.E1" style:family="table-cell">
      <style:table-cell-properties style:vertical-align="middle" fo:padding="0.106cm" fo:border-left="0.75pt solid #000000" fo:border-right="0.75pt solid #000000" fo:border-top="0.75pt solid #000000" fo:border-bottom="0.05pt solid #000000"/>
    </style:style>
    <style:style style:name="Tableau2.B2" style:family="table-cell">
      <style:table-cell-properties style:vertical-align="middle" fo:padding="0.106cm" fo:border-left="0.75pt solid #000000" fo:border-right="none" fo:border-top="none" fo:border-bottom="0.05pt solid #000000"/>
    </style:style>
    <style:style style:name="Tableau2.H2" style:family="table-cell">
      <style:table-cell-properties style:vertical-align="middle" fo:padding="0.106cm" fo:border-left="0.75pt solid #000000" fo:border-right="0.75pt solid #000000" fo:border-top="none" fo:border-bottom="0.05pt solid #000000"/>
    </style:style>
    <style:style style:name="Tableau2.A3" style:family="table-cell">
      <style:table-cell-properties style:vertical-align="middle" fo:background-color="#ffffff" fo:padding="0.106cm" fo:border-left="0.75pt solid #000000" fo:border-right="none" fo:border-top="none" fo:border-bottom="0.05pt solid #000000">
        <style:background-image/>
      </style:table-cell-properties>
    </style:style>
    <style:style style:name="Tableau2.H3" style:family="table-cell">
      <style:table-cell-properties style:vertical-align="middle" fo:background-color="#ffffff" fo:padding="0.106cm" fo:border-left="0.75pt solid #000000" fo:border-right="0.75pt solid #000000" fo:border-top="none" fo:border-bottom="0.05pt solid #000000">
        <style:background-image/>
      </style:table-cell-properties>
    </style:style>
    <style:style style:name="Tableau2.A6" style:family="table-cell">
      <style:table-cell-properties style:vertical-align="middle" fo:background-color="#ffffff" fo:padding="0.106cm" fo:border-left="0.75pt solid #000000" fo:border-right="none" fo:border-top="none" fo:border-bottom="0.75pt solid #000000">
        <style:background-image/>
      </style:table-cell-properties>
    </style:style>
    <style:style style:name="Tableau2.H6" style:family="table-cell">
      <style:table-cell-properties style:vertical-align="middle" fo:background-color="#ffffff" fo:padding="0.106cm" fo:border-left="0.75pt solid #000000" fo:border-right="0.75pt solid #000000" fo:border-top="none" fo:border-bottom="0.75pt solid #000000">
        <style:background-image/>
      </style:table-cell-properties>
    </style:style>
    <style:style style:name="Tableau3" style:family="table">
      <style:table-properties style:width="16.002cm" table:align="margins" style:writing-mode="lr-tb"/>
    </style:style>
    <style:style style:name="Tableau3.A" style:family="table-column">
      <style:table-column-properties style:column-width="12.012cm" style:rel-column-width="6810*"/>
    </style:style>
    <style:style style:name="Tableau3.B" style:family="table-column">
      <style:table-column-properties style:column-width="3.99cm" style:rel-column-width="2262*"/>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6.002cm" table:align="margins" style:writing-mode="lr-tb"/>
    </style:style>
    <style:style style:name="Tableau4.A" style:family="table-column">
      <style:table-column-properties style:column-width="3.556cm" style:rel-column-width="2016*"/>
    </style:style>
    <style:style style:name="Tableau4.B" style:family="table-column">
      <style:table-column-properties style:column-width="1.778cm" style:rel-column-width="1008*"/>
    </style:style>
    <style:style style:name="Tableau4.G" style:family="table-column">
      <style:table-column-properties style:column-width="1.605cm" style:rel-column-width="910*"/>
    </style:style>
    <style:style style:name="Tableau4.H" style:family="table-column">
      <style:table-column-properties style:column-width="1.951cm" style:rel-column-width="1106*"/>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F1" style:family="table-cell">
      <style:table-cell-properties style:vertical-align="middle"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H2"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6.002cm" table:align="margins" style:writing-mode="lr-tb"/>
    </style:style>
    <style:style style:name="Tableau5.A" style:family="table-column">
      <style:table-column-properties style:column-width="4.001cm" style:rel-column-width="16383*"/>
    </style:style>
    <style:style style:name="Tableau5.A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D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6.002cm" table:align="margins" style:writing-mode="lr-tb"/>
    </style:style>
    <style:style style:name="Tableau6.A" style:family="table-column">
      <style:table-column-properties style:column-width="2.699cm" style:rel-column-width="1530*"/>
    </style:style>
    <style:style style:name="Tableau6.B" style:family="table-column">
      <style:table-column-properties style:column-width="4.434cm" style:rel-column-width="2514*"/>
    </style:style>
    <style:style style:name="Tableau6.A1" style:family="table-cell">
      <style:table-cell-properties style:vertical-align="middle"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D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6.002cm" table:align="margins" style:writing-mode="lr-tb"/>
    </style:style>
    <style:style style:name="Tableau7.A" style:family="table-column">
      <style:table-column-properties style:column-width="3.81cm" style:rel-column-width="2160*"/>
    </style:style>
    <style:style style:name="Tableau7.B" style:family="table-column">
      <style:table-column-properties style:column-width="12.192cm" style:rel-column-width="6912*"/>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A2" style:family="table-cell">
      <style:table-cell-properties style:vertical-align="middle" fo:padding="0.097cm" fo:border-left="0.05pt solid #000000" fo:border-right="none" fo:border-top="none" fo:border-bottom="0.05pt solid #000000"/>
    </style:style>
    <style:style style:name="Tableau7.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000dd6a"/>
    </style:style>
    <style:style style:name="P2" style:family="paragraph" style:parent-style-name="Foot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margin-top="0cm" fo:margin-bottom="0cm" loext:contextual-spacing="false" fo:line-height="100%"/>
      <style:text-properties fo:font-size="12pt" style:font-size-asian="12pt" style:font-size-complex="12pt"/>
    </style:style>
    <style:style style:name="P7"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8" style:family="paragraph" style:parent-style-name="Standard">
      <style:paragraph-properties fo:margin-top="0cm" fo:margin-bottom="0cm" loext:contextual-spacing="false" fo:line-height="100%"/>
      <style:text-properties fo:font-size="12pt" officeooo:rsid="0001c1ea" officeooo:paragraph-rsid="0001c1ea" style:font-size-asian="12pt" style:font-size-complex="12pt"/>
    </style:style>
    <style:style style:name="P9"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01c1ea" style:font-size-asian="12pt" style:font-size-complex="12pt"/>
    </style:style>
    <style:style style:name="P10" style:family="paragraph" style:parent-style-name="Standard">
      <style:paragraph-properties fo:margin-top="0cm" fo:margin-bottom="0cm" loext:contextual-spacing="false" fo:text-align="justify" style:justify-single-word="false"/>
      <style:text-properties style:font-name="sans-serif" fo:font-size="12pt" officeooo:paragraph-rsid="00b47fa2" style:font-size-asian="12pt" style:font-size-complex="12pt"/>
    </style:style>
    <style:style style:name="P11" style:family="paragraph" style:parent-style-name="Standard">
      <style:paragraph-properties fo:text-align="justify" style:justify-single-word="false" fo:break-before="page"/>
      <style:text-properties fo:font-size="12pt" officeooo:paragraph-rsid="0000dd6a" style:font-size-asian="12pt" style:font-size-complex="12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font-size="14pt" officeooo:paragraph-rsid="004e4f30" style:font-size-asian="14pt" style:font-size-complex="14pt"/>
    </style:style>
    <style:style style:name="P16"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01c1ea" style:font-size-asian="12pt"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bb8d67" style:font-size-asian="12pt"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officeooo:rsid="00ba15ae" officeooo:paragraph-rsid="00ba15ae" style:font-size-asian="12pt" style:font-size-complex="12pt"/>
    </style:style>
    <style:style style:name="P19" style:family="paragraph" style:parent-style-name="Standard">
      <style:paragraph-properties fo:margin-top="0cm" fo:margin-bottom="0cm" loext:contextual-spacing="false" fo:line-height="100%"/>
      <style:text-properties fo:font-size="12pt" officeooo:rsid="00ba15ae" officeooo:paragraph-rsid="00ba15ae" style:font-size-asian="12pt" style:font-size-complex="12pt"/>
    </style:style>
    <style:style style:name="P20" style:family="paragraph" style:parent-style-name="Standard">
      <style:paragraph-properties fo:margin-top="0cm" fo:margin-bottom="0cm" loext:contextual-spacing="false" fo:line-height="100%" fo:text-align="center" style:justify-single-word="false"/>
      <style:text-properties fo:font-size="12pt" officeooo:paragraph-rsid="00ba15ae" style:font-size-asian="12pt" style:font-size-complex="12pt"/>
    </style:style>
    <style:style style:name="P21" style:family="paragraph" style:parent-style-name="Standard">
      <style:paragraph-properties fo:margin-top="0cm" fo:margin-bottom="0cm" loext:contextual-spacing="false" fo:line-height="100%" fo:text-align="center" style:justify-single-word="false"/>
      <style:text-properties fo:font-size="12pt" officeooo:rsid="00ba9d02" officeooo:paragraph-rsid="00ba9d02" style:font-size-asian="12pt"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font-size="12pt" officeooo:rsid="00beff82" officeooo:paragraph-rsid="00beff82" style:font-size-asian="12pt" style:font-size-complex="12pt"/>
    </style:style>
    <style:style style:name="P23" style:family="paragraph" style:parent-style-name="Standard">
      <style:paragraph-properties fo:margin-top="0cm" fo:margin-bottom="0cm" loext:contextual-spacing="false" fo:line-height="100%"/>
      <style:text-properties fo:font-size="12pt" officeooo:rsid="00beff82" officeooo:paragraph-rsid="00beff82" style:font-size-asian="12pt"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font-size="12pt" officeooo:rsid="00f17687" officeooo:paragraph-rsid="00f17687" style:font-size-asian="12pt" style:font-size-complex="12pt"/>
    </style:style>
    <style:style style:name="P25" style:family="paragraph" style:parent-style-name="Standard">
      <style:paragraph-properties fo:text-align="center" style:justify-single-word="false" fo:break-before="page"/>
      <style:text-properties fo:font-size="12pt" style:font-size-asian="12pt" style:font-size-complex="12pt"/>
    </style:style>
    <style:style style:name="P26" style:family="paragraph" style:parent-style-name="Text_20_body" style:list-style-name="L1"/>
    <style:style style:name="P27" style:family="paragraph" style:parent-style-name="Text_20_body" style:list-style-name="L4"/>
    <style:style style:name="P28" style:family="paragraph" style:parent-style-name="Text_20_body">
      <style:text-properties style:font-name="Liberation Serif"/>
    </style:style>
    <style:style style:name="P29" style:family="paragraph" style:parent-style-name="Text_20_body">
      <style:text-properties style:font-name="Liberation Serif" style:font-size-asian="10.5pt"/>
    </style:style>
    <style:style style:name="P30" style:family="paragraph" style:parent-style-name="Text_20_body" style:list-style-name="L10">
      <style:text-properties style:font-name="Liberation Serif" officeooo:paragraph-rsid="00e96535" style:font-size-asian="10.5pt"/>
    </style:style>
    <style:style style:name="P31" style:family="paragraph" style:parent-style-name="Text_20_body">
      <style:text-properties style:font-name="Liberation Serif" officeooo:paragraph-rsid="00e9895c" style:font-size-asian="10.5pt"/>
    </style:style>
    <style:style style:name="P32" style:family="paragraph" style:parent-style-name="Text_20_body" style:list-style-name="L5">
      <style:text-properties style:font-name="Liberation Serif"/>
    </style:style>
    <style:style style:name="P33" style:family="paragraph" style:parent-style-name="Text_20_body" style:list-style-name="L6">
      <style:text-properties style:font-name="Liberation Serif"/>
    </style:style>
    <style:style style:name="P34" style:family="paragraph" style:parent-style-name="Text_20_body">
      <style:text-properties style:font-name="Liberation Serif" officeooo:rsid="00d37ca3" officeooo:paragraph-rsid="00d37ca3"/>
    </style:style>
    <style:style style:name="P35" style:family="paragraph" style:parent-style-name="Text_20_body">
      <style:text-properties style:font-name="Liberation Serif" officeooo:paragraph-rsid="00d37ca3"/>
    </style:style>
    <style:style style:name="P36" style:family="paragraph" style:parent-style-name="Text_20_body">
      <style:text-properties style:font-name="Liberation Serif" officeooo:rsid="00d4f863" officeooo:paragraph-rsid="00d4f863"/>
    </style:style>
    <style:style style:name="P37" style:family="paragraph" style:parent-style-name="Text_20_body">
      <style:text-properties style:font-name="Liberation Serif" officeooo:paragraph-rsid="00d4f863"/>
    </style:style>
    <style:style style:name="P38" style:family="paragraph" style:parent-style-name="Text_20_body">
      <style:text-properties style:font-name="Liberation Serif" officeooo:paragraph-rsid="00d87ca1"/>
    </style:style>
    <style:style style:name="P39" style:family="paragraph" style:parent-style-name="Text_20_body">
      <style:text-properties style:font-name="Liberation Serif" officeooo:paragraph-rsid="00d90679"/>
    </style:style>
    <style:style style:name="P40" style:family="paragraph" style:parent-style-name="Text_20_body">
      <style:text-properties style:font-name="Liberation Serif" officeooo:rsid="00d95fa9" officeooo:paragraph-rsid="00d95fa9"/>
    </style:style>
    <style:style style:name="P41" style:family="paragraph" style:parent-style-name="Text_20_body">
      <style:text-properties style:font-name="Liberation Serif" officeooo:rsid="00d984e9" officeooo:paragraph-rsid="00d984e9"/>
    </style:style>
    <style:style style:name="P42" style:family="paragraph" style:parent-style-name="Text_20_body">
      <style:text-properties style:font-name="Liberation Serif" officeooo:rsid="00dc02b6" officeooo:paragraph-rsid="00dc1906"/>
    </style:style>
    <style:style style:name="P43" style:family="paragraph" style:parent-style-name="Text_20_body">
      <style:text-properties style:font-name="Liberation Serif" officeooo:rsid="00dc1906" officeooo:paragraph-rsid="00e218e0"/>
    </style:style>
    <style:style style:name="P44" style:family="paragraph" style:parent-style-name="Text_20_body">
      <style:text-properties style:font-name="Liberation Serif" officeooo:rsid="00dcb05b" officeooo:paragraph-rsid="00e0b509"/>
    </style:style>
    <style:style style:name="P45" style:family="paragraph" style:parent-style-name="Text_20_body">
      <style:text-properties style:font-name="Liberation Serif" officeooo:rsid="00e09424" officeooo:paragraph-rsid="00e09424"/>
    </style:style>
    <style:style style:name="P46" style:family="paragraph" style:parent-style-name="Text_20_body">
      <style:text-properties style:font-name="Liberation Serif" officeooo:rsid="00e0b509" officeooo:paragraph-rsid="00e218e0"/>
    </style:style>
    <style:style style:name="P47" style:family="paragraph" style:parent-style-name="Text_20_body">
      <style:text-properties style:font-name="Liberation Serif" style:text-underline-style="solid" style:text-underline-width="auto" style:text-underline-color="font-color" officeooo:paragraph-rsid="00e0b509"/>
    </style:style>
    <style:style style:name="P48" style:family="paragraph" style:parent-style-name="Text_20_body">
      <style:text-properties style:font-name="Liberation Serif" style:text-underline-style="solid" style:text-underline-width="auto" style:text-underline-color="font-color" officeooo:rsid="00d95fa9" officeooo:paragraph-rsid="00d95fa9"/>
    </style:style>
    <style:style style:name="P49" style:family="paragraph" style:parent-style-name="Text_20_body">
      <style:text-properties style:font-name="Liberation Serif" officeooo:paragraph-rsid="00e96535"/>
    </style:style>
    <style:style style:name="P50" style:family="paragraph" style:parent-style-name="Text_20_body" style:list-style-name="L11">
      <style:text-properties style:font-name="Liberation Serif"/>
    </style:style>
    <style:style style:name="P51" style:family="paragraph" style:parent-style-name="Text_20_body" style:list-style-name="L4">
      <style:text-properties style:font-name="Liberation Serif1"/>
    </style:style>
    <style:style style:name="P52" style:family="paragraph" style:parent-style-name="Text_20_body">
      <style:text-properties style:font-name="Liberation Serif1" officeooo:paragraph-rsid="00e96535" style:font-size-asian="10.5pt"/>
    </style:style>
    <style:style style:name="P53" style:family="paragraph" style:parent-style-name="Text_20_body">
      <style:text-properties style:font-name="Liberation Serif1" officeooo:rsid="00e96535" officeooo:paragraph-rsid="00e96535" style:font-size-asian="10.5pt"/>
    </style:style>
    <style:style style:name="P54" style:family="paragraph" style:parent-style-name="Text_20_body">
      <style:paragraph-properties fo:text-align="justify" style:justify-single-word="false"/>
      <style:text-properties style:font-name="Liberation Serif1" officeooo:paragraph-rsid="00eddcfe"/>
    </style:style>
    <style:style style:name="P55" style:family="paragraph" style:parent-style-name="Text_20_body">
      <style:text-properties style:font-size-asian="10.5pt"/>
    </style:style>
    <style:style style:name="P56" style:family="paragraph" style:parent-style-name="Text_20_body">
      <style:paragraph-properties fo:text-align="center" style:justify-single-word="false"/>
      <style:text-properties style:font-size-asian="10.5pt"/>
    </style:style>
    <style:style style:name="P57" style:family="paragraph" style:parent-style-name="Text_20_body">
      <style:paragraph-properties fo:text-align="center" style:justify-single-word="false"/>
      <style:text-properties officeooo:rsid="00d00d80" officeooo:paragraph-rsid="00d00d80" style:font-size-asian="10.5pt"/>
    </style:style>
    <style:style style:name="P58" style:family="paragraph" style:parent-style-name="Text_20_body">
      <style:text-properties officeooo:rsid="00d00d80" officeooo:paragraph-rsid="00d00d80" style:font-size-asian="10.5pt"/>
    </style:style>
    <style:style style:name="P59" style:family="paragraph" style:parent-style-name="Text_20_body">
      <style:paragraph-properties fo:text-align="center" style:justify-single-word="false"/>
      <style:text-properties officeooo:rsid="00d082e2" officeooo:paragraph-rsid="00d082e2" style:font-size-asian="10.5pt"/>
    </style:style>
    <style:style style:name="P60" style:family="paragraph" style:parent-style-name="Text_20_body">
      <style:paragraph-properties fo:text-align="center" style:justify-single-word="false"/>
      <style:text-properties officeooo:rsid="00d25d65" officeooo:paragraph-rsid="00d25d65" style:font-size-asian="10.5pt"/>
    </style:style>
    <style:style style:name="P61" style:family="paragraph" style:parent-style-name="Text_20_body">
      <style:paragraph-properties fo:text-align="center" style:justify-single-word="false"/>
      <style:text-properties officeooo:rsid="00d4f863" officeooo:paragraph-rsid="00d4f863" style:font-size-asian="10.5pt"/>
    </style:style>
    <style:style style:name="P62" style:family="paragraph" style:parent-style-name="Text_20_body">
      <style:text-properties officeooo:rsid="00d87ca1" officeooo:paragraph-rsid="00d87ca1" style:font-size-asian="10.5pt"/>
    </style:style>
    <style:style style:name="P63" style:family="paragraph" style:parent-style-name="Text_20_body">
      <style:paragraph-properties fo:text-align="center" style:justify-single-word="false"/>
      <style:text-properties officeooo:rsid="00d87ca1" officeooo:paragraph-rsid="00d87ca1" style:font-size-asian="10.5pt"/>
    </style:style>
    <style:style style:name="P64" style:family="paragraph" style:parent-style-name="Text_20_body">
      <style:text-properties officeooo:paragraph-rsid="00d54daf"/>
    </style:style>
    <style:style style:name="P65" style:family="paragraph" style:parent-style-name="Text_20_body" style:list-style-name="L8">
      <style:text-properties officeooo:rsid="00d6c7f5" officeooo:paragraph-rsid="00d6c7f5"/>
    </style:style>
    <style:style style:name="P66" style:family="paragraph" style:parent-style-name="Text_20_body">
      <style:text-properties officeooo:paragraph-rsid="00d6c7f5"/>
    </style:style>
    <style:style style:name="P67" style:family="paragraph" style:parent-style-name="Text_20_body" style:list-style-name="L9">
      <style:text-properties officeooo:paragraph-rsid="00d90679"/>
    </style:style>
    <style:style style:name="P68" style:family="paragraph" style:parent-style-name="Text_20_body">
      <style:paragraph-properties fo:text-align="center" style:justify-single-word="false"/>
      <style:text-properties officeooo:rsid="00e09424" officeooo:paragraph-rsid="00e09424"/>
    </style:style>
    <style:style style:name="P69" style:family="paragraph" style:parent-style-name="Text_20_body">
      <style:paragraph-properties fo:text-align="center" style:justify-single-word="false"/>
    </style:style>
    <style:style style:name="P70" style:family="paragraph" style:parent-style-name="Text_20_body">
      <style:paragraph-properties fo:text-align="center" style:justify-single-word="false"/>
      <style:text-properties officeooo:paragraph-rsid="00e09424"/>
    </style:style>
    <style:style style:name="P71" style:family="paragraph" style:parent-style-name="Text_20_body">
      <style:text-properties officeooo:rsid="00e50f40" officeooo:paragraph-rsid="00e50f40"/>
    </style:style>
    <style:style style:name="P72" style:family="paragraph" style:parent-style-name="Text_20_body">
      <style:paragraph-properties fo:text-align="center" style:justify-single-word="false"/>
      <style:text-properties officeooo:rsid="00e50f40" officeooo:paragraph-rsid="00e50f40"/>
    </style:style>
    <style:style style:name="P73" style:family="paragraph" style:parent-style-name="Text_20_body">
      <style:text-properties officeooo:paragraph-rsid="00e96535"/>
    </style:style>
    <style:style style:name="P74" style:family="paragraph" style:parent-style-name="Text_20_body" style:list-style-name="L12">
      <style:text-properties officeooo:paragraph-rsid="00e9895c"/>
    </style:style>
    <style:style style:name="P75" style:family="paragraph" style:parent-style-name="Text_20_body">
      <style:text-properties officeooo:rsid="00ec6a54" officeooo:paragraph-rsid="00ec6a54"/>
    </style:style>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text-properties officeooo:paragraph-rsid="00eddcfe"/>
    </style:style>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18"/>
    <style:style style:name="P83" style:family="paragraph" style:parent-style-name="Text_20_body">
      <style:paragraph-properties fo:break-before="page"/>
      <style:text-properties style:font-name="Liberation Serif"/>
    </style:style>
    <style:style style:name="P84" style:family="paragraph" style:parent-style-name="Text_20_body">
      <style:paragraph-properties fo:break-before="page"/>
      <style:text-properties style:font-name="Liberation Serif" officeooo:paragraph-rsid="00d87ca1"/>
    </style:style>
    <style:style style:name="P85" style:family="paragraph" style:parent-style-name="Text_20_body">
      <style:paragraph-properties fo:margin-left="1.251cm" fo:margin-right="0cm" fo:text-indent="0cm" style:auto-text-indent="false"/>
      <style:text-properties style:font-name="Liberation Serif" officeooo:rsid="00dc1906" officeooo:paragraph-rsid="00e218e0"/>
    </style:style>
    <style:style style:name="P86" style:family="paragraph" style:parent-style-name="Text_20_body">
      <style:paragraph-properties fo:margin-left="1.251cm" fo:margin-right="0cm" fo:text-indent="0cm" style:auto-text-indent="false"/>
      <style:text-properties style:font-name="Liberation Serif" officeooo:rsid="00e0b509" officeooo:paragraph-rsid="00e218e0"/>
    </style:style>
    <style:style style:name="P87" style:family="paragraph" style:parent-style-name="Text_20_body">
      <style:paragraph-properties fo:margin-left="0cm" fo:margin-right="0cm" fo:text-indent="0cm" style:auto-text-indent="false"/>
      <style:text-properties style:font-name="Liberation Serif" officeooo:rsid="00e2d61b" officeooo:paragraph-rsid="00e2d61b"/>
    </style:style>
    <style:style style:name="P88" style:family="paragraph" style:parent-style-name="Text_20_body">
      <style:paragraph-properties fo:margin-left="0cm" fo:margin-right="0cm" fo:text-indent="0cm" style:auto-text-indent="false"/>
      <style:text-properties style:font-name="Liberation Serif" officeooo:rsid="00e438a6" officeooo:paragraph-rsid="00e438a6"/>
    </style:style>
    <style:style style:name="P89" style:family="paragraph" style:parent-style-name="Text_20_body">
      <style:paragraph-properties fo:margin-left="0cm" fo:margin-right="0cm" fo:text-indent="0cm" style:auto-text-indent="false"/>
      <style:text-properties style:font-name="Liberation Serif" officeooo:rsid="00e72b3f" officeooo:paragraph-rsid="00e72b3f"/>
    </style:style>
    <style:style style:name="P90" style:family="paragraph" style:parent-style-name="Text_20_body">
      <style:paragraph-properties fo:margin-left="0cm" fo:margin-right="0cm" fo:text-indent="0cm" style:auto-text-indent="false"/>
      <style:text-properties style:font-name="Liberation Serif" officeooo:rsid="00e963d5" officeooo:paragraph-rsid="00e963d5"/>
    </style:style>
    <style:style style:name="P91" style:family="paragraph" style:parent-style-name="Heading_20_1">
      <style:paragraph-properties fo:break-before="page"/>
    </style:style>
    <style:style style:name="P92" style:family="paragraph" style:parent-style-name="Contents_20_1">
      <style:paragraph-properties>
        <style:tab-stops>
          <style:tab-stop style:position="16.002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Heading_20_3">
      <style:text-properties officeooo:paragraph-rsid="00c13880"/>
    </style:style>
    <style:style style:name="P96" style:family="paragraph" style:parent-style-name="Heading_20_3" style:list-style-name="">
      <style:paragraph-properties fo:line-height="115%" fo:text-align="start" style:justify-single-word="false" fo:orphans="2" fo:widows="2"/>
    </style:style>
    <style:style style:name="P97" style:family="paragraph" style:parent-style-name="Heading_20_3">
      <style:paragraph-properties fo:break-before="page"/>
    </style:style>
    <style:style style:name="P98" style:family="paragraph" style:parent-style-name="Contents_20_2">
      <style:paragraph-properties>
        <style:tab-stops>
          <style:tab-stop style:position="16.002cm" style:type="right" style:leader-style="dotted" style:leader-text="."/>
        </style:tab-stops>
      </style:paragraph-properties>
    </style:style>
    <style:style style:name="P99" style:family="paragraph" style:parent-style-name="Contents_20_4">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officeooo:rsid="001ce9df"/>
    </style:style>
    <style:style style:name="T3" style:family="text">
      <style:text-properties officeooo:rsid="001e6ff3"/>
    </style:style>
    <style:style style:name="T4" style:family="text">
      <style:text-properties fo:font-size="12pt" style:font-size-asian="12pt" style:font-size-complex="12pt"/>
    </style:style>
    <style:style style:name="T5" style:family="text">
      <style:text-properties fo:font-size="12pt" officeooo:rsid="00213ed9" style:font-size-asian="12pt" style:font-size-complex="12pt"/>
    </style:style>
    <style:style style:name="T6" style:family="text">
      <style:text-properties fo:font-size="12pt" officeooo:rsid="00278a37" style:font-size-asian="12pt" style:font-size-complex="12pt"/>
    </style:style>
    <style:style style:name="T7" style:family="text">
      <style:text-properties fo:font-size="12pt" officeooo:rsid="00c069c3" style:font-size-asian="12pt" style:font-size-complex="12pt"/>
    </style:style>
    <style:style style:name="T8" style:family="text">
      <style:text-properties fo:font-size="12pt" officeooo:rsid="00c4acaf" style:font-size-asian="12pt" style:font-size-complex="12pt"/>
    </style:style>
    <style:style style:name="T9" style:family="text">
      <style:text-properties fo:font-size="12pt" officeooo:rsid="00c5a8f3" style:font-size-asian="12pt" style:font-size-complex="12pt"/>
    </style:style>
    <style:style style:name="T10" style:family="text">
      <style:text-properties fo:font-size="12pt" officeooo:rsid="00c13880" style:font-size-asian="12pt" style:font-size-complex="12pt"/>
    </style:style>
    <style:style style:name="T11" style:family="text">
      <style:text-properties fo:font-size="12pt" officeooo:rsid="00c23d80" style:font-size-asian="12pt" style:font-size-complex="12pt"/>
    </style:style>
    <style:style style:name="T12" style:family="text">
      <style:text-properties fo:font-size="12pt" officeooo:rsid="00cb6db8" style:font-size-asian="12pt" style:font-size-complex="12pt"/>
    </style:style>
    <style:style style:name="T13" style:family="text">
      <style:text-properties fo:font-size="12pt" officeooo:rsid="00c3be4c" style:font-size-asian="12pt" style:font-size-complex="12pt"/>
    </style:style>
    <style:style style:name="T14" style:family="text">
      <style:text-properties fo:font-size="12pt" officeooo:rsid="00c8c50f" style:font-size-asian="12pt" style:font-size-complex="12pt"/>
    </style:style>
    <style:style style:name="T15" style:family="text">
      <style:text-properties fo:font-size="12pt" officeooo:rsid="00c6d44a" style:font-size-asian="12pt" style:font-size-complex="12pt"/>
    </style:style>
    <style:style style:name="T16" style:family="text">
      <style:text-properties fo:font-size="12pt" officeooo:rsid="00c9b2f0" style:font-size-asian="12pt" style:font-size-complex="12pt"/>
    </style:style>
    <style:style style:name="T17" style:family="text">
      <style:text-properties fo:font-size="12pt" officeooo:rsid="00d082e2" style:font-size-asian="12pt" style:font-size-complex="12pt"/>
    </style:style>
    <style:style style:name="T18" style:family="text">
      <style:text-properties fo:font-size="12pt" officeooo:rsid="00d15bf9" style:font-size-asian="12pt" style:font-size-complex="12pt"/>
    </style:style>
    <style:style style:name="T19" style:family="text">
      <style:text-properties fo:font-size="12pt" officeooo:rsid="002e2919" style:font-size-asian="12pt" style:font-size-complex="12pt"/>
    </style:style>
    <style:style style:name="T20" style:family="text">
      <style:text-properties fo:font-size="12pt" officeooo:rsid="004a8756" style:font-size-asian="12pt" style:font-size-complex="12pt"/>
    </style:style>
    <style:style style:name="T21" style:family="text">
      <style:text-properties fo:font-size="12pt" officeooo:rsid="007874b2" style:font-size-asian="12pt" style:font-size-complex="12pt"/>
    </style:style>
    <style:style style:name="T22" style:family="text">
      <style:text-properties fo:font-size="12pt" officeooo:rsid="0078fe03" style:font-size-asian="12pt" style:font-size-complex="12pt"/>
    </style:style>
    <style:style style:name="T23" style:family="text">
      <style:text-properties fo:font-size="12pt" officeooo:rsid="00e96535" style:font-size-asian="12pt" style:font-size-complex="12pt"/>
    </style:style>
    <style:style style:name="T24" style:family="text">
      <style:text-properties style:font-name="Ubuntu" officeooo:rsid="004e4f30"/>
    </style:style>
    <style:style style:name="T25" style:family="text">
      <style:text-properties officeooo:rsid="004b53b0"/>
    </style:style>
    <style:style style:name="T26" style:family="text">
      <style:text-properties officeooo:rsid="00233df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51348e"/>
    </style:style>
    <style:style style:name="T29" style:family="text">
      <style:text-properties fo:color="#222222" fo:background-color="#ffffff" loext:char-shading-value="0" style:font-name-complex="Arial"/>
    </style:style>
    <style:style style:name="T30" style:family="text">
      <style:text-properties officeooo:rsid="0057d2ab"/>
    </style:style>
    <style:style style:name="T31" style:family="text">
      <style:text-properties fo:color="#000000" fo:background-color="#ffffff" loext:char-shading-value="0" style:font-name-complex="Arial"/>
    </style:style>
    <style:style style:name="T32" style:family="text">
      <style:text-properties officeooo:rsid="00b04967"/>
    </style:style>
    <style:style style:name="T33" style:family="text">
      <style:text-properties officeooo:rsid="00b64d80"/>
    </style:style>
    <style:style style:name="T34" style:family="text">
      <style:text-properties officeooo:rsid="00b8b41d"/>
    </style:style>
    <style:style style:name="T35" style:family="text">
      <style:text-properties officeooo:rsid="00ba15ae"/>
    </style:style>
    <style:style style:name="T36" style:family="text">
      <style:text-properties officeooo:rsid="00c069c3"/>
    </style:style>
    <style:style style:name="T37" style:family="text">
      <style:text-properties officeooo:rsid="00c5a8f3"/>
    </style:style>
    <style:style style:name="T38" style:family="text">
      <style:text-properties officeooo:rsid="00c9e461"/>
    </style:style>
    <style:style style:name="T39" style:family="text">
      <style:text-properties officeooo:rsid="00cc1d03"/>
    </style:style>
    <style:style style:name="T40" style:family="text">
      <style:text-properties officeooo:rsid="00cc62bc"/>
    </style:style>
    <style:style style:name="T41" style:family="text">
      <style:text-properties officeooo:rsid="000d96bd"/>
    </style:style>
    <style:style style:name="T42" style:family="text">
      <style:text-properties officeooo:rsid="00d25859"/>
    </style:style>
    <style:style style:name="T43" style:family="text">
      <style:text-properties officeooo:rsid="00d25d65"/>
    </style:style>
    <style:style style:name="T44" style:family="text">
      <style:text-properties officeooo:rsid="00d37ca3"/>
    </style:style>
    <style:style style:name="T45" style:family="text">
      <style:text-properties officeooo:rsid="00d4f863"/>
    </style:style>
    <style:style style:name="T46" style:family="text">
      <style:text-properties officeooo:rsid="002e2919"/>
    </style:style>
    <style:style style:name="T47" style:family="text">
      <style:text-properties officeooo:rsid="002f965c"/>
    </style:style>
    <style:style style:name="T48" style:family="text">
      <style:text-properties officeooo:rsid="00308e24"/>
    </style:style>
    <style:style style:name="T49" style:family="text">
      <style:text-properties officeooo:rsid="00d54daf"/>
    </style:style>
    <style:style style:name="T50" style:family="text">
      <style:text-properties style:font-name="Liberation Serif" officeooo:rsid="00d90679"/>
    </style:style>
    <style:style style:name="T51" style:family="text">
      <style:text-properties style:font-name="Liberation Serif" officeooo:rsid="00d95fa9"/>
    </style:style>
    <style:style style:name="T52" style:family="text">
      <style:text-properties style:font-name="Liberation Serif" officeooo:rsid="00d984e9"/>
    </style:style>
    <style:style style:name="T53" style:family="text">
      <style:text-properties style:font-name="Liberation Serif" officeooo:rsid="0085e052" style:font-size-asian="10.5pt"/>
    </style:style>
    <style:style style:name="T54" style:family="text">
      <style:text-properties officeooo:rsid="00d6c7f5"/>
    </style:style>
    <style:style style:name="T55" style:family="text">
      <style:text-properties officeooo:rsid="00d6cda6"/>
    </style:style>
    <style:style style:name="T56" style:family="text">
      <style:text-properties officeooo:rsid="00d95fa9"/>
    </style:style>
    <style:style style:name="T57" style:family="text">
      <style:text-properties officeooo:rsid="00dc1906"/>
    </style:style>
    <style:style style:name="T58" style:family="text">
      <style:text-properties officeooo:rsid="00de62d2"/>
    </style:style>
    <style:style style:name="T59" style:family="text">
      <style:text-properties officeooo:rsid="00df65e3"/>
    </style:style>
    <style:style style:name="T60" style:family="text">
      <style:text-properties officeooo:rsid="00e09424"/>
    </style:style>
    <style:style style:name="T61" style:family="text">
      <style:text-properties officeooo:rsid="00e0b509"/>
    </style:style>
    <style:style style:name="T62" style:family="text">
      <style:text-properties officeooo:rsid="00e1d555"/>
    </style:style>
    <style:style style:name="T63" style:family="text">
      <style:text-properties officeooo:rsid="00e3d739"/>
    </style:style>
    <style:style style:name="T64" style:family="text">
      <style:text-properties officeooo:rsid="00e50f40"/>
    </style:style>
    <style:style style:name="T65" style:family="text">
      <style:text-properties officeooo:rsid="00e963d5"/>
    </style:style>
    <style:style style:name="T66" style:family="text">
      <style:text-properties officeooo:rsid="00e96535"/>
    </style:style>
    <style:style style:name="T67" style:family="text">
      <style:text-properties style:font-size-asian="10.5pt"/>
    </style:style>
    <style:style style:name="T68" style:family="text">
      <style:text-properties officeooo:rsid="00e96535" style:font-size-asian="10.5pt"/>
    </style:style>
    <style:style style:name="T69" style:family="text">
      <style:text-properties style:font-name="Liberation Serif1" officeooo:rsid="0067214d" style:font-size-asian="10.5pt"/>
    </style:style>
    <style:style style:name="T70" style:family="text">
      <style:text-properties style:font-name="Liberation Serif1" officeooo:rsid="00e96535" style:font-size-asian="10.5pt"/>
    </style:style>
    <style:style style:name="T71" style:family="text">
      <style:text-properties officeooo:rsid="006b2869"/>
    </style:style>
    <style:style style:name="T72" style:family="text">
      <style:text-properties officeooo:rsid="00747a3b"/>
    </style:style>
    <style:style style:name="T73" style:family="text">
      <style:text-properties officeooo:rsid="0085e052"/>
    </style:style>
    <style:style style:name="T74" style:family="text">
      <style:text-properties officeooo:rsid="00a88e03"/>
    </style:style>
    <style:style style:name="T75" style:family="text">
      <style:text-properties officeooo:rsid="00e9895c"/>
    </style:style>
    <style:style style:name="T76" style:family="text">
      <style:text-properties officeooo:rsid="00eabd3b"/>
    </style:style>
    <style:style style:name="T77" style:family="text">
      <style:text-properties officeooo:rsid="00eb2bd0"/>
    </style:style>
    <style:style style:name="T78" style:family="text">
      <style:text-properties officeooo:rsid="00ec6a54"/>
    </style:style>
    <style:style style:name="T79" style:family="text">
      <style:text-properties officeooo:rsid="00eddcfe"/>
    </style:style>
    <style:style style:name="T80" style:family="text">
      <style:text-properties style:font-name="Serif" fo:font-size="18pt" fo:font-weight="bold" style:font-size-asian="18pt" style:font-weight-asian="bold" style:font-size-complex="18pt" style:font-weight-complex="bold"/>
    </style:style>
    <style:style style:name="T81" style:family="text">
      <style:text-properties style:font-name="Serif" fo:font-size="18pt" fo:font-weight="bold" officeooo:rsid="005b5d60" style:font-size-asian="18pt" style:font-weight-asian="bold" style:font-size-complex="18pt" style:font-weight-complex="bold"/>
    </style:style>
    <style:style style:name="T82" style:family="text">
      <style:text-properties officeooo:rsid="00ee6184"/>
    </style:style>
    <style:style style:name="T83" style:family="text">
      <style:text-properties officeooo:rsid="00f00a4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05cm" fo:text-indent="-0.635cm" fo:margin-left="1.5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4cm" fo:text-indent="-0.635cm" fo:margin-left="2.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75cm" fo:text-indent="-0.635cm" fo:margin-left="2.7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1cm" fo:text-indent="-0.635cm" fo:margin-left="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45cm" fo:text-indent="-0.635cm" fo:margin-left="4.0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8cm" fo:text-indent="-0.635cm" fo:margin-left="4.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15cm" fo:text-indent="-0.635cm" fo:margin-left="5.3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5cm" fo:text-indent="-0.635cm" fo:margin-left="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85cm" fo:text-indent="-0.635cm" fo:margin-left="6.5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2cm" fo:text-indent="-0.635cm" fo:margin-left="7.2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ext_20_body">Nom du projet</text:p>
          </table:table-cell>
          <table:table-cell table:style-name="Table1.B1" office:value-type="string">
            <text:p text:style-name="P8">PacMan</text:p>
          </table:table-cell>
          <table:table-cell table:style-name="Table1.C1" office:value-type="string">
            <text:p text:style-name="P6"/>
          </table:table-cell>
        </table:table-row>
        <table:table-row table:style-name="Table1.2">
          <table:table-cell table:style-name="Table1.A2" office:value-type="string">
            <text:p text:style-name="P6">Livrable  </text:p>
          </table:table-cell>
          <table:table-cell table:style-name="Table1.A1" office:value-type="string">
            <text:p text:style-name="P19">Game Design Document</text:p>
          </table:table-cell>
          <table:table-cell table:style-name="Table1.C1" office:value-type="string">
            <text:p text:style-name="P6"/>
          </table:table-cell>
        </table:table-row>
      </table:table>
      <text:p text:style-name="P3"/>
      <text:p text:style-name="P3"/>
      <text:p text:style-name="Title"><text:bookmark-start text:name="__RefHeading___Toc1663_2416085823"/><text:title>GDD - PacMan</text:title><text:bookmark-end text:name="__RefHeading___Toc1663_2416085823"/></text:p>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
          </table:table-cell>
          <table:table-cell table:style-name="Table2.A1" office:value-type="string">
            <text:p text:style-name="P7">Nom et prénom</text:p>
          </table:table-cell>
          <table:table-cell table:style-name="Table2.A1" office:value-type="string">
            <text:p text:style-name="P7">Affiliation</text:p>
          </table:table-cell>
          <table:table-cell table:style-name="Table2.A1" office:value-type="string">
            <text:p text:style-name="P7">Contact</text:p>
          </table:table-cell>
        </table:table-row>
        <table:table-row table:style-name="Table2.1">
          <table:table-cell table:style-name="Table2.A1" office:value-type="string">
            <text:p text:style-name="P6">Auteur<text:span text:style-name="T35">s</text:span> principa<text:span text:style-name="T35">ux</text:span></text:p>
          </table:table-cell>
          <table:table-cell table:style-name="Table2.A1" office:value-type="string">
            <text:p text:style-name="P18">Maurice Gautier</text:p>
            <text:p text:style-name="P9">Palacios Fran<text:span text:style-name="T35">c</text:span>k</text:p>
          </table:table-cell>
          <table:table-cell table:style-name="Table2.A1" office:value-type="string">
            <text:p text:style-name="P9"><text:user-defined style:data-style-name="N0" text:name="Source">Société TTT</text:user-defined></text:p>
          </table:table-cell>
          <table:table-cell table:style-name="Table2.A1" office:value-type="string">
            <text:p text:style-name="P9"><text:s/></text:p>
          </table:table-cell>
        </table:table-row>
        <table:table-row table:style-name="Table2.1">
          <table:table-cell table:style-name="Table2.A1" office:value-type="string">
            <text:p text:style-name="P6">Chef du projet</text:p>
          </table:table-cell>
          <table:table-cell table:style-name="Table2.A1" office:value-type="string">
            <text:p text:style-name="P9">Palacios Fran<text:span text:style-name="T35">c</text:span>k</text:p>
          </table:table-cell>
          <table:table-cell table:style-name="Table2.A1" office:value-type="string">
            <text:p text:style-name="P17"><text:user-defined style:data-style-name="N0" text:name="Source">Société TTT</text:user-defined></text:p>
          </table:table-cell>
          <table:table-cell table:style-name="Table2.A1" office:value-type="string">
            <text:p text:style-name="P7"/>
          </table:table-cell>
        </table:table-row>
        <table:table-row table:style-name="Table2.1">
          <table:table-cell table:style-name="Table2.A1" office:value-type="string">
            <text:p text:style-name="P6">Approbateurs</text:p>
          </table:table-cell>
          <table:table-cell table:style-name="Table2.A1" office:value-type="string">
            <text:p text:style-name="P9">HAMRI Maamar El Amine</text:p>
            <text:p text:style-name="P21">KHEMIRI Abdelhak</text:p>
          </table:table-cell>
          <table:table-cell table:style-name="Table2.A1" office:value-type="string">
            <text:p text:style-name="P18"><text:user-defined style:data-style-name="N0" text:name="Client">Société « HAMRI &amp; KHEMIRI »</text:user-defined></text:p>
          </table:table-cell>
          <table:table-cell table:style-name="Table2.A1" office:value-type="string">
            <text:p text:style-name="P7"/>
          </table:table-cell>
        </table:table-row>
      </table:table>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Livré le <text:s/></text:p>
          </table:table-cell>
          <table:table-cell table:style-name="Table3.A1" office:value-type="string">
            <text:p text:style-name="P7">Approuvé le</text:p>
          </table:table-cell>
          <table:table-cell table:style-name="Table3.A1" office:value-type="string">
            <text:p text:style-name="P7">Validé le</text:p>
          </table:table-cell>
        </table:table-row>
        <table:table-row table:style-name="Table3.2">
          <table:table-cell table:style-name="Table3.A2" office:value-type="string">
            <text:p text:style-name="P9"><text:span text:style-name="T35">10</text:span>-1<text:span text:style-name="T35">1</text:span>-2019</text:p>
          </table:table-cell>
          <table:table-cell table:style-name="Table3.A2" office:value-type="string">
            <text:p text:style-name="P7"/>
          </table:table-cell>
          <table:table-cell table:style-name="Table3.A2" office:value-type="string">
            <text:p text:style-name="P7"/>
          </table:table-cell>
        </table:table-row>
      </table:table>
      <text:p text:style-name="P4"/>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Entité</text:p>
          </table:table-cell>
          <table:table-cell table:style-name="Table4.A1" office:value-type="string">
            <text:p text:style-name="P6">Nom et prénom</text:p>
          </table:table-cell>
          <table:table-cell table:style-name="Table4.A1" office:value-type="string">
            <text:p text:style-name="P6">Mode de distribution</text:p>
          </table:table-cell>
        </table:table-row>
        <table:table-row table:style-name="Table4.1">
          <table:table-cell table:style-name="Table4.A1" office:value-type="string">
            <text:p text:style-name="P6">à :<text:user-defined style:data-style-name="N0" text:name="Client">Société « HAMRI &amp; KHEMIRI »</text:user-defined></text:p>
          </table:table-cell>
          <table:table-cell table:style-name="Table4.A1" office:value-type="string">
            <text:p text:style-name="P23">HAMRI Maamar El Amine</text:p>
          </table:table-cell>
          <table:table-cell table:style-name="Table4.A1" office:value-type="string">
            <text:p text:style-name="P23">Dépôt sur portail entreprise [https://ametice.univ-amu.fr/mod/assign/view.php?id=1217301]</text:p>
          </table:table-cell>
        </table:table-row>
        <table:table-row table:style-name="Table4.1">
          <table:table-cell table:style-name="Table4.A1" office:value-type="string">
            <text:p text:style-name="P6">copie à :</text:p>
          </table:table-cell>
          <table:table-cell table:style-name="Table4.A1" office:value-type="string">
            <text:p text:style-name="P6"/>
          </table:table-cell>
          <table:table-cell table:style-name="Table4.A1" office:value-type="string">
            <text:p text:style-name="P6"/>
          </table: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Nom du fichier</text:p>
          </table:table-cell>
          <table:table-cell table:style-name="Table5.A1" office:value-type="string">
            <text:p text:style-name="P6">Etat</text:p>
          </table:table-cell>
          <table:table-cell table:style-name="Table5.A1" office:value-type="string">
            <text:p text:style-name="P6">Nombre de pages</text:p>
          </table:table-cell>
        </table:table-row>
        <table:table-row table:style-name="Table5.2">
          <table:table-cell table:style-name="Table5.A2" office:value-type="string">
            <text:p text:style-name="P9"><text:file-name text:display="name-and-extension">AUDIBERT-BADDOUJ-BALDY-GAUTIER-PALACIOS_Pac-Man_GDD.odt</text:file-name></text:p>
          </table:table-cell>
          <table:table-cell table:style-name="Table5.A2" office:value-type="string">
            <text:p text:style-name="P22">livrable</text:p>
          </table:table-cell>
          <table:table-cell table:style-name="Table5.A2" office:value-type="string">
            <text:p text:style-name="P7"><text:page-count>24</text:page-count></text:p>
          </table:table-cell>
        </table:table-row>
      </table:table>
      <text:p text:style-name="P4"/>
      <text:p text:style-name="P2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Evolution (objet)</text:p>
          </table:table-cell>
          <table:table-cell table:style-name="Table6.A1" office:value-type="string">
            <text:p text:style-name="P7">Date de l’évolution</text:p>
          </table:table-cell>
          <table:table-cell table:style-name="Table6.A1" office:value-type="string">
            <text:p text:style-name="P7">Numéro de version</text:p>
          </table:table-cell>
        </table:table-row>
        <table:table-row table:style-name="Table6.1">
          <table:table-cell table:style-name="Table6.A1" office:value-type="string">
            <text:p text:style-name="P18">Version initiale</text:p>
          </table:table-cell>
          <table:table-cell table:style-name="Table6.A1" office:value-type="string">
            <text:p text:style-name="P18">25/10/19</text:p>
          </table:table-cell>
          <table:table-cell table:style-name="Table6.A1" office:value-type="string">
            <text:p text:style-name="P18">1.0</text:p>
          </table:table-cell>
        </table:table-row>
        <table:table-row table:style-name="Table6.1">
          <table:table-cell table:style-name="Table6.A3" office:value-type="string">
            <text:p text:style-name="P24">Corrections</text:p>
          </table:table-cell>
          <table:table-cell table:style-name="Table6.A3" office:value-type="string">
            <text:p text:style-name="P18">10/11/19</text:p>
          </table:table-cell>
          <table:table-cell table:style-name="Table6.A3" office:value-type="string">
            <text:p text:style-name="P20"><text:user-defined style:data-style-name="N0" text:name="Version">1.1</text:user-defined></text:p>
          </table:table-cell>
        </table:table-row>
      </table:table>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3">Table des matières</text:p>
          </text:index-title>
          <text:p text:style-name="P92"><text:a xlink:type="simple" xlink:href="#__RefHeading___Toc1665_2416085823" text:style-name="Index_20_Link" text:visited-style-name="Index_20_Link"><text:s/>1 <text:s/>Présentation générale<text:tab/>6</text:a></text:p>
          <text:p text:style-name="P98"><text:a xlink:type="simple" xlink:href="#__RefHeading___Toc1667_2416085823" text:style-name="Index_20_Link" text:visited-style-name="Index_20_Link"><text:s/>1.1 <text:s/>Philosophie<text:tab/>6</text:a></text:p>
          <text:p text:style-name="P98"><text:a xlink:type="simple" xlink:href="#__RefHeading___Toc1984_2416085823" text:style-name="Index_20_Link" text:visited-style-name="Index_20_Link"><text:s/>1.2 <text:s/>Questions fréquentes<text:tab/>6</text:a></text:p>
          <text:p text:style-name="P94"><text:a xlink:type="simple" xlink:href="#__RefHeading___Toc1986_2416085823" text:style-name="Index_20_Link" text:visited-style-name="Index_20_Link"><text:s/>1.2.1 <text:s/>Qu’est-ce que ce jeu ?<text:tab/>6</text:a></text:p>
          <text:p text:style-name="P94"><text:a xlink:type="simple" xlink:href="#__RefHeading___Toc1988_2416085823" text:style-name="Index_20_Link" text:visited-style-name="Index_20_Link"><text:s/>1.2.2 <text:s/>Où le jeu se passe t’il ?<text:tab/>6</text:a></text:p>
          <text:p text:style-name="P94"><text:a xlink:type="simple" xlink:href="#__RefHeading___Toc1990_2416085823" text:style-name="Index_20_Link" text:visited-style-name="Index_20_Link"><text:s/>1.2.3 <text:s/>Qu’est-ce que je contrôle ?<text:tab/>6</text:a></text:p>
          <text:p text:style-name="P94"><text:a xlink:type="simple" xlink:href="#__RefHeading___Toc1992_2416085823" text:style-name="Index_20_Link" text:visited-style-name="Index_20_Link"><text:s/>1.2.4 <text:s/>De combien de personnages ai-je le contrôle ?<text:tab/>7</text:a></text:p>
          <text:p text:style-name="P94"><text:a xlink:type="simple" xlink:href="#__RefHeading___Toc1994_2416085823" text:style-name="Index_20_Link" text:visited-style-name="Index_20_Link"><text:s/>1.2.5 <text:s/>Quel est le but du jeu ?<text:tab/>7</text:a></text:p>
          <text:p text:style-name="P94"><text:a xlink:type="simple" xlink:href="#__RefHeading___Toc1996_2416085823" text:style-name="Index_20_Link" text:visited-style-name="Index_20_Link"><text:s/>1.2.6 <text:s/>Qu’est-ce qui rend mon jeu différent ?<text:tab/>7</text:a></text:p>
          <text:p text:style-name="P92"><text:a xlink:type="simple" xlink:href="#__RefHeading___Toc1998_2416085823" text:style-name="Index_20_Link" text:visited-style-name="Index_20_Link"><text:s/>2 <text:s/>LES MÉCANIQUES DU JEU<text:tab/>7</text:a></text:p>
          <text:p text:style-name="P98"><text:a xlink:type="simple" xlink:href="#__RefHeading___Toc2000_2416085823" text:style-name="Index_20_Link" text:visited-style-name="Index_20_Link"><text:s/>2.1 <text:s/>Gameplay<text:tab/>7</text:a></text:p>
          <text:p text:style-name="P94"><text:a xlink:type="simple" xlink:href="#__RefHeading___Toc2002_2416085823" text:style-name="Index_20_Link" text:visited-style-name="Index_20_Link"><text:s/>2.1.1 <text:s/>Description générale<text:tab/>7</text:a></text:p>
          <text:p text:style-name="P94"><text:a xlink:type="simple" xlink:href="#__RefHeading___Toc2261_2416085823" text:style-name="Index_20_Link" text:visited-style-name="Index_20_Link"><text:s/>2.1.2 <text:s/>Les flux de jeu<text:tab/>8</text:a></text:p>
          <text:p text:style-name="P94"><text:a xlink:type="simple" xlink:href="#__RefHeading___Toc2424_2416085823" text:style-name="Index_20_Link" text:visited-style-name="Index_20_Link"><text:s/>2.1.3 <text:s/>Les éléments du gameplay<text:tab/>9</text:a></text:p>
          <text:p text:style-name="P94"><text:a xlink:type="simple" xlink:href="#__RefHeading___Toc2426_2416085823" text:style-name="Index_20_Link" text:visited-style-name="Index_20_Link"><text:s/>2.1.4 <text:s/>Données statistiques et physiques<text:tab/>9</text:a></text:p>
          <text:p text:style-name="P94"><text:a xlink:type="simple" xlink:href="#__RefHeading___Toc2797_2416085823" text:style-name="Index_20_Link" text:visited-style-name="Index_20_Link"><text:s/>2.1.5 <text:s/>Description de l’IA<text:tab/>11</text:a></text:p>
          <text:p text:style-name="P94"><text:a xlink:type="simple" xlink:href="#__RefHeading___Toc3729_2416085823" text:style-name="Index_20_Link" text:visited-style-name="Index_20_Link"><text:s/>2.1.6 <text:s/>Modes de jeu<text:tab/>15</text:a></text:p>
          <text:p text:style-name="P99"><text:a xlink:type="simple" xlink:href="#__RefHeading___Toc3731_2416085823" text:style-name="Index_20_Link" text:visited-style-name="Index_20_Link"><text:s/>2.1.6.1 <text:s/>Le mode campagne :<text:tab/>15</text:a></text:p>
          <text:p text:style-name="P99"><text:a xlink:type="simple" xlink:href="#__RefHeading___Toc3733_2416085823" text:style-name="Index_20_Link" text:visited-style-name="Index_20_Link"><text:s/>2.1.6.2 <text:s/>Le mode libre<text:tab/>16</text:a></text:p>
          <text:p text:style-name="P99"><text:a xlink:type="simple" xlink:href="#__RefHeading___Toc3735_2416085823" text:style-name="Index_20_Link" text:visited-style-name="Index_20_Link"><text:s/>2.1.6.3 <text:s/>Le mode inversé<text:tab/>16</text:a></text:p>
          <text:p text:style-name="P94"><text:a xlink:type="simple" xlink:href="#__RefHeading___Toc3737_2416085823" text:style-name="Index_20_Link" text:visited-style-name="Index_20_Link"><text:s/>2.1.7 <text:s/>Gestion de la durée de vie<text:tab/>16</text:a></text:p>
          <text:p text:style-name="P94"><text:a xlink:type="simple" xlink:href="#__RefHeading___Toc3739_2416085823" text:style-name="Index_20_Link" text:visited-style-name="Index_20_Link"><text:s/>2.1.8 <text:s/>Gestion de la difficulté<text:tab/>16</text:a></text:p>
          <text:p text:style-name="P94"><text:a xlink:type="simple" xlink:href="#__RefHeading___Toc3741_2416085823" text:style-name="Index_20_Link" text:visited-style-name="Index_20_Link"><text:s/>2.1.9 <text:s/>Modes Mono-joueur<text:tab/>16</text:a></text:p>
          <text:p text:style-name="P99"><text:soft-page-break/><text:a xlink:type="simple" xlink:href="#__RefHeading___Toc3743_2416085823" text:style-name="Index_20_Link" text:visited-style-name="Index_20_Link"><text:s/>2.1.9.1 <text:s/>Vue générale<text:tab/>16</text:a></text:p>
          <text:p text:style-name="P99"><text:a xlink:type="simple" xlink:href="#__RefHeading___Toc3745_2416085823" text:style-name="Index_20_Link" text:visited-style-name="Index_20_Link"><text:s/>2.1.9.2 <text:s/>Histoire<text:tab/>17</text:a></text:p>
          <text:p text:style-name="P99"><text:a xlink:type="simple" xlink:href="#__RefHeading___Toc3747_2416085823" text:style-name="Index_20_Link" text:visited-style-name="Index_20_Link"><text:s/>2.1.9.3 <text:s/>Les Objets de quête ou Objectifs<text:tab/>17</text:a></text:p>
          <text:p text:style-name="P99"><text:a xlink:type="simple" xlink:href="#__RefHeading___Toc3749_2416085823" text:style-name="Index_20_Link" text:visited-style-name="Index_20_Link"><text:s/>2.1.9.4 <text:s/>Conditions de victoire et d’échec<text:tab/>17</text:a></text:p>
          <text:p text:style-name="P99"><text:a xlink:type="simple" xlink:href="#__RefHeading___Toc3751_2416085823" text:style-name="Index_20_Link" text:visited-style-name="Index_20_Link"><text:s/>2.1.9.5 <text:s/>Sauver et Recharger<text:tab/>17</text:a></text:p>
          <text:p text:style-name="P98"><text:a xlink:type="simple" xlink:href="#__RefHeading___Toc3753_2416085823" text:style-name="Index_20_Link" text:visited-style-name="Index_20_Link"><text:s/>2.2 <text:s/>Level Design<text:tab/>18</text:a></text:p>
          <text:p text:style-name="P94"><text:a xlink:type="simple" xlink:href="#__RefHeading___Toc3755_2416085823" text:style-name="Index_20_Link" text:visited-style-name="Index_20_Link"><text:s/>2.2.1 <text:s/>Diagramme des niveaux<text:tab/>18</text:a></text:p>
          <text:p text:style-name="P94"><text:a xlink:type="simple" xlink:href="#__RefHeading___Toc3757_2416085823" text:style-name="Index_20_Link" text:visited-style-name="Index_20_Link"><text:s/>2.2.2 <text:s/>Chemin critique par niveau<text:tab/>18</text:a></text:p>
          <text:p text:style-name="P94"><text:a xlink:type="simple" xlink:href="#__RefHeading___Toc3759_2416085823" text:style-name="Index_20_Link" text:visited-style-name="Index_20_Link"><text:s/>2.2.3 <text:s/>Tableau des actifs<text:tab/>18</text:a></text:p>
          <text:p text:style-name="P94"><text:a xlink:type="simple" xlink:href="#__RefHeading___Toc3761_2416085823" text:style-name="Index_20_Link" text:visited-style-name="Index_20_Link"><text:s/>2.2.4 <text:s/>Éléments du décor génériques<text:tab/>19</text:a></text:p>
          <text:p text:style-name="P94"><text:a xlink:type="simple" xlink:href="#__RefHeading___Toc3859_2416085823" text:style-name="Index_20_Link" text:visited-style-name="Index_20_Link"><text:s/>2.2.5 <text:s/>Éléments du décor uniques<text:tab/>20</text:a></text:p>
          <text:p text:style-name="P94"><text:a xlink:type="simple" xlink:href="#__RefHeading___Toc3861_2416085823" text:style-name="Index_20_Link" text:visited-style-name="Index_20_Link"><text:s/>2.2.6 <text:s/>Blindages<text:tab/>20</text:a></text:p>
          <text:p text:style-name="P92"><text:a xlink:type="simple" xlink:href="#__RefHeading___Toc3863_2416085823" text:style-name="Index_20_Link" text:visited-style-name="Index_20_Link"><text:s/>3 <text:s/>L’univers du jeu<text:tab/>20</text:a></text:p>
          <text:p text:style-name="P98"><text:a xlink:type="simple" xlink:href="#__RefHeading___Toc3865_2416085823" text:style-name="Index_20_Link" text:visited-style-name="Index_20_Link"><text:s/>3.1 <text:s/>Les entités jouables<text:tab/>20</text:a></text:p>
          <text:p text:style-name="P98"><text:a xlink:type="simple" xlink:href="#__RefHeading___Toc3867_2416085823" text:style-name="Index_20_Link" text:visited-style-name="Index_20_Link"><text:s/>3.2 <text:s/>Les entités non jouables<text:tab/>20</text:a></text:p>
          <text:p text:style-name="P98"><text:a xlink:type="simple" xlink:href="#__RefHeading___Toc3869_2416085823" text:style-name="Index_20_Link" text:visited-style-name="Index_20_Link"><text:s/>3.3 <text:s/>Les objets<text:tab/>20</text:a></text:p>
          <text:p text:style-name="P98"><text:a xlink:type="simple" xlink:href="#__RefHeading___Toc3871_2416085823" text:style-name="Index_20_Link" text:visited-style-name="Index_20_Link"><text:s/>3.4 <text:s/>Les évolutions des différentes entités<text:tab/>21</text:a></text:p>
          <text:p text:style-name="P98"><text:a xlink:type="simple" xlink:href="#__RefHeading___Toc3873_2416085823" text:style-name="Index_20_Link" text:visited-style-name="Index_20_Link"><text:s/>3.5 <text:s/>Orientation et les Déplacements<text:tab/>21</text:a></text:p>
          <text:p text:style-name="P98"><text:a xlink:type="simple" xlink:href="#__RefHeading___Toc3875_2416085823" text:style-name="Index_20_Link" text:visited-style-name="Index_20_Link"><text:s/>3.6 <text:s/>Interactions inter-entités et entités univers<text:tab/>21</text:a></text:p>
          <text:p text:style-name="P92"><text:a xlink:type="simple" xlink:href="#__RefHeading___Toc3877_2416085823" text:style-name="Index_20_Link" text:visited-style-name="Index_20_Link"><text:s/>4 <text:s/>Choix artistique : Graphisme et Animation<text:tab/>21</text:a></text:p>
          <text:p text:style-name="P98"><text:a xlink:type="simple" xlink:href="#__RefHeading___Toc3879_2416085823" text:style-name="Index_20_Link" text:visited-style-name="Index_20_Link"><text:s/>4.1 <text:s/>Vue générale et objectifs<text:tab/>21</text:a></text:p>
          <text:p text:style-name="P98"><text:a xlink:type="simple" xlink:href="#__RefHeading___Toc3881_2416085823" text:style-name="Index_20_Link" text:visited-style-name="Index_20_Link"><text:s/>4.2 <text:s/>Aspects 2D<text:tab/>22</text:a></text:p>
          <text:p text:style-name="P98"><text:a xlink:type="simple" xlink:href="#__RefHeading___Toc3883_2416085823" text:style-name="Index_20_Link" text:visited-style-name="Index_20_Link"><text:s/>4.3 <text:s/>Aspects 3D Quel traitements graphique<text:tab/>22</text:a></text:p>
          <text:p text:style-name="P98"><text:a xlink:type="simple" xlink:href="#__RefHeading___Toc3885_2416085823" text:style-name="Index_20_Link" text:visited-style-name="Index_20_Link"><text:s/>4.4 <text:s/>Animations<text:tab/>22</text:a></text:p>
          <text:p text:style-name="P98"><text:a xlink:type="simple" xlink:href="#__RefHeading___Toc3887_2416085823" text:style-name="Index_20_Link" text:visited-style-name="Index_20_Link"><text:s/>4.5 <text:s/>Cinématiques<text:tab/>22</text:a></text:p>
          <text:p text:style-name="P98"><text:soft-page-break/><text:a xlink:type="simple" xlink:href="#__RefHeading___Toc3889_2416085823" text:style-name="Index_20_Link" text:visited-style-name="Index_20_Link"><text:s/>4.6 <text:s/>Effets spéciaux<text:tab/>22</text:a></text:p>
          <text:p text:style-name="P98"><text:a xlink:type="simple" xlink:href="#__RefHeading___Toc3891_2416085823" text:style-name="Index_20_Link" text:visited-style-name="Index_20_Link"><text:s/>4.7 <text:s/>Interface utilisateur<text:tab/>23</text:a></text:p>
          <text:p text:style-name="P92"><text:a xlink:type="simple" xlink:href="#__RefHeading___Toc3893_2416085823" text:style-name="Index_20_Link" text:visited-style-name="Index_20_Link"><text:s/>5 <text:s/>CHOIX ARTISTIQUES : MUSIQUES ET BRUITAGES<text:tab/>23</text:a></text:p>
          <text:p text:style-name="P98"><text:a xlink:type="simple" xlink:href="#__RefHeading___Toc3895_2416085823" text:style-name="Index_20_Link" text:visited-style-name="Index_20_Link"><text:s/>5.1 <text:s/>Vue générale et objectifs<text:tab/>23</text:a></text:p>
          <text:p text:style-name="P98"><text:a xlink:type="simple" xlink:href="#__RefHeading___Toc3897_2416085823" text:style-name="Index_20_Link" text:visited-style-name="Index_20_Link"><text:s/>5.2 <text:s/>Interface utilisateur et ambiance sonore<text:tab/>23</text:a></text:p>
          <text:p text:style-name="P98"><text:a xlink:type="simple" xlink:href="#__RefHeading___Toc3899_2416085823" text:style-name="Index_20_Link" text:visited-style-name="Index_20_Link"><text:s/>5.3 <text:s/>Musiques<text:tab/>23</text:a></text:p>
          <text:p text:style-name="P98"><text:a xlink:type="simple" xlink:href="#__RefHeading___Toc3901_2416085823" text:style-name="Index_20_Link" text:visited-style-name="Index_20_Link"><text:s/>5.4 <text:s/>Bruitages<text:tab/>24</text:a></text:p>
          <text:p text:style-name="P98"><text:a xlink:type="simple" xlink:href="#__RefHeading___Toc3903_2416085823" text:style-name="Index_20_Link" text:visited-style-name="Index_20_Link"><text:s/>5.5 <text:s/>Voix<text:tab/>24</text:a></text:p>
          <text:p text:style-name="P98"><text:a xlink:type="simple" xlink:href="#__RefHeading___Toc3905_2416085823" text:style-name="Index_20_Link" text:visited-style-name="Index_20_Link"><text:s/>5.6 <text:s/>Effets spéciaux<text:tab/>24</text:a></text:p>
        </text:index-body>
      </text:table-of-content>
      <text:p text:style-name="P14"/>
      <text:h text:style-name="P91" text:outline-level="1"><text:bookmark-start text:name="__RefHeading___Toc1665_2416085823"/>Présentation générale<text:bookmark-end text:name="__RefHeading___Toc1665_2416085823"/></text:h>
      <text:h text:style-name="Heading_20_2" text:outline-level="2"><text:bookmark-start text:name="__RefHeading___Toc1667_2416085823"/>Philosophie<text:bookmark-end text:name="__RefHeading___Toc1667_2416085823"/></text:h>
      <text:p text:style-name="Text_20_body">La motivation est de proposer <text:span text:style-name="T36">une implémentation d’un jeu d’arcade à succès des années 80 : PacMan.</text:span></text:p>
      <text:p text:style-name="Text_20_body"><text:span text:style-name="T36">Ce clone doit présenter les mêmes attraits qui ont fait le succès indémodable de ce jeu : une grande maniabilité de jeu, une vigilance tactique du pilote de PacMan vis à vis des différentes stratégies des fantômes, une intégration des différents moyens media pour une meilleure immersion (graphique, effets spéciaux, sons, etc.), un cocktail dynamique <text:s/>entre gratification et difficulté</text:span>.</text:p>
      <text:h text:style-name="Heading_20_2" text:outline-level="2"><text:bookmark-start text:name="__RefHeading___Toc1984_2416085823"/>Questions fréquentes<text:bookmark-end text:name="__RefHeading___Toc1984_2416085823"/></text:h>
      <text:h text:style-name="Heading_20_3" text:outline-level="3"><text:bookmark-start text:name="__RefHeading___Toc1986_2416085823"/>Qu’est-ce que ce jeu ?<text:bookmark-end text:name="__RefHeading___Toc1986_2416085823"/></text:h>
      <text:p text:style-name="Text_20_body">C’est un jeu de poursuite <text:span text:style-name="T36">dans un labyrinthe entre PacMan, le héros et 4 ennemis, les fantômes,</text:span> <text:span text:style-name="T2">qui nécessite vigilance, dextérité, gestion du stress, plasticité de stratégie de la part du joueur pour susciter une implication croissante dans le jeu et déjouer les fantômes dont le contact est mortel.</text:span></text:p>
      <text:h text:style-name="P95" text:outline-level="3"><text:bookmark-start text:name="__RefHeading___Toc1988_2416085823"/>Où le jeu se passe t’il ?<text:bookmark-end text:name="__RefHeading___Toc1988_2416085823"/></text:h>
      <text:p text:style-name="Text_20_body"><text:span text:style-name="T4">Le héro</text:span><text:span text:style-name="T7">s</text:span><text:span text:style-name="T4"> se déplace dans un labyrinthe </text:span><text:span text:style-name="T9">2D </text:span><text:span text:style-name="T7">parsemé de points de fruits. Le gourmand PacMan doit manger l’ensemble de ses points de fruits pour gagner la partie sans se faire rattraper par un des 4 fantômes.</text:span></text:p>
      <text:h text:style-name="Heading_20_3" text:outline-level="3"><text:bookmark-start text:name="__RefHeading___Toc1990_2416085823"/>Qu’est-ce que je contrôle ?<text:bookmark-end text:name="__RefHeading___Toc1990_2416085823"/></text:h>
      <text:p text:style-name="Text_20_body">Le<text:span text:style-name="T3">s</text:span> seul<text:span text:style-name="T3">s</text:span> moyen<text:span text:style-name="T3">s</text:span> de contrôle <text:span text:style-name="T3">sont :</text:span></text:p>
      <text:list xml:id="list3868589130" text:style-name="L1">
        <text:list-item>
          <text:p text:style-name="P26">sélectionner la direction de déplacement <text:span text:style-name="T36">de PacMan </text:span>dans le labyrinthe. <text:span text:style-name="T37">Cet aspect est doublement important quand on sait que les fantômes suivent toujours la même direction durant une stratégie de poursuite</text:span>;</text:p>
        </text:list-item>
        <text:list-item>
          <text:p text:style-name="P26">manger des <text:span text:style-name="T36">points de fruits rapportent des points et permettent de finir la partie pour passer à un niveau supérieur ;</text:span></text:p>
        </text:list-item>
        <text:list-item>
          <text:p text:style-name="P26">manger un des 4 points de fruits survitaminés permet d’acquérir des super-pouvoirs momentanés et de pouvoir manger les fantômes. L’ingestion des fantômes rapportent encore plus de points ;</text:p>
        </text:list-item>
        <text:list-item>
          <text:p text:style-name="P26"><text:soft-page-break/>la possibilité de changer de côté du labyrinthe pour semer des fantômes trop proches : en empruntant le passage de sortie gauche du labyrinthe, PacMan est téléporté à la sortie droite du labyrinthe et vice-et-versa.</text:p>
        </text:list-item>
      </text:list>
      <text:h text:style-name="Heading_20_3" text:outline-level="3"><text:bookmark-start text:name="__RefHeading___Toc1992_2416085823"/>De combien de personnages ai-je le contrôle ?<text:bookmark-end text:name="__RefHeading___Toc1992_2416085823"/></text:h>
      <text:p text:style-name="Text_20_body">Seul le héro<text:span text:style-name="T36">s</text:span> PacMan est contrôlable par le joueur.</text:p>
      <text:h text:style-name="Heading_20_3" text:outline-level="3"><text:bookmark-start text:name="__RefHeading___Toc1994_2416085823"/>Quel est le but du jeu ?<text:bookmark-end text:name="__RefHeading___Toc1994_2416085823"/></text:h>
      <text:p text:style-name="Text_20_body">Le but du jeu est d’<text:span text:style-name="T36">accumuler un maximum de points à l’issue de la fin de partie afin de voir son score s’afficher parmi les meilleurs</text:span> <text:span text:style-name="T36">scores de la partie et d’acquérir de meilleurs réflexes pour gagner les autres niveaux.</text:span></text:p>
      <text:h text:style-name="Heading_20_3" text:outline-level="3"><text:bookmark-start text:name="__RefHeading___Toc1996_2416085823"/>Qu’est-ce qui rend mon jeu différent ?<text:bookmark-end text:name="__RefHeading___Toc1996_2416085823"/></text:h>
      <text:p text:style-name="Text_20_body">Il est simple à jouer, d’une difficulté graduelle et apporte une stimulation positive permettant de générer un stress positif.</text:p>
      <text:h text:style-name="Heading_20_1" text:outline-level="1"><text:bookmark-start text:name="__RefHeading___Toc1998_2416085823"/>LES M<text:span text:style-name="T24">É</text:span>CANIQUES DU JEU<text:bookmark-end text:name="__RefHeading___Toc1998_2416085823"/></text:h>
      <text:h text:style-name="Heading_20_2" text:outline-level="2"><text:bookmark-start text:name="__RefHeading___Toc2000_2416085823"/>Gameplay<text:bookmark-end text:name="__RefHeading___Toc2000_2416085823"/></text:h>
      <text:h text:style-name="Heading_20_3" text:outline-level="3"><text:bookmark-start text:name="__RefHeading___Toc2002_2416085823"/>Description générale<text:bookmark-end text:name="__RefHeading___Toc2002_2416085823"/></text:h>
      <text:p text:style-name="P29"><text:span text:style-name="T41">Le héros est plongé au cœur d’un labyrinthe 2D. Il doit manger tous les points de fruits disséminés. Il y a 3 types de points de fruits :</text:span></text:p>
      <text:list xml:id="list2186525757" text:style-name="L4">
        <text:list-item>
          <text:p text:style-name="P27">les points de fruit de base : ce sont les plus nombreux et ils ne font qu’apporter des points et disparaissent au fur et à mesure que PacMan les mange.</text:p>
        </text:list-item>
        <text:list-item>
          <text:p text:style-name="P51"><text:span text:style-name="T10">Les points de fruit survitaminé : ils sont au nombre de 4 répartis dans les 4 angles du labyrinthe. Dès que PacMan en mange un, il est doté de super-pouvoirs temporaires. Durant cette période, les fant</text:span><text:span text:style-name="T11">ô</text:span><text:span text:style-name="T10">mes deviennent bleu de peur car « Super PacMan » peut les manger et eux ne le peuvent plus.</text:span></text:p>
        </text:list-item>
        <text:list-item>
          <text:p text:style-name="P51"><text:span text:style-name="T10">Les points de fruit </text:span><text:span text:style-name="T11">bonus : il </text:span><text:span text:style-name="T18">apparaît</text:span><text:span text:style-name="T11"> en cours de partie </text:span><text:span text:style-name="T12">quand PacMan a mangé suffisamment de points de fruit de base </text:span><text:span text:style-name="T11">et en plus d’apporter des points à PacMan, il lui augmente temporairement sa vitesse de déplacement. </text:span><text:span text:style-name="T17">Attention ! Ce point de fruit disparaît au bout de 9 sec. </text:span><text:span text:style-name="T11">.</text:span></text:p>
        </text:list-item>
      </text:list>
      <text:p text:style-name="Text_20_body">L’ingestion des fantômes en mode « panique » par PacMan lui apporte aussi des points en proportion du nombre de fantômes mangés.</text:p>
      <text:p text:style-name="Text_20_body">Attention ! Si PacMan est touché par un fantôme alors que celui-ci n’a pas ou plus de super-pouvoirs, la partie se termine et une des 3 vies de PacMan est consommée. Le joueur doit recommencer toute la partie qu’il a perdu avec une vie de PacMan en moins.</text:p>
      <text:p text:style-name="P28"><text:soft-page-break/><text:span text:style-name="T11">S</text:span><text:span text:style-name="T4">i le joueur a mangé tous les points de fruits du labyrinthe, il a gagné la partie et sa combativité pourra être récompenser par des points additionnels en fin de partie. Il peut alors passer à un autre niveau du jeu.</text:span></text:p>
      <text:p text:style-name="P28">Le jeu s’arrête quand le joueur a consommé toutes les vies de PacMan ou s’il a fini le 69ème niveau, dernier niveau du jeu.</text:p>
      <text:p text:style-name="P28">Le joueur doit faire le meilleur score afin de voir afficher son nom dans les meilleurs scores du jeu.</text:p>
      <text:h text:style-name="Heading_20_3" text:outline-level="3"><text:bookmark-start text:name="__RefHeading___Toc2261_2416085823"/>Les flux de jeu<text:bookmark-end text:name="__RefHeading___Toc2261_2416085823"/></text:h>
      <text:p text:style-name="P28">Il y a 3 phases dans le jeu :</text:p>
      <text:list xml:id="list2706939005" text:style-name="L5">
        <text:list-item>
          <text:p text:style-name="P32"><text:span text:style-name="T8">phase normale </text:span><text:span text:style-name="T14">ou « proie »</text:span><text:span text:style-name="T8"> : elle constitue la majorité du déroulement d’une partie. Le joueur pilote PacMan </text:span><text:span text:style-name="T15">pour que celui-ci mange tous les points de fruits afin de finir la partie le plus vite possible ? Durant cette phase, PacMan doit échapper à tout contact mortel avec les fantômes. </text:span><text:span text:style-name="T14">Le joueur doit gérer les différentes trajectoires des fantômes pour savoir où aller. Sa vigilance est optimale et le niveau de stress augmente au cours de la partie puisque le joueur est une proie qui doit échapper à ses assaillants</text:span><text:span text:style-name="T15"> ;</text:span></text:p>
        </text:list-item>
        <text:list-item>
          <text:p text:style-name="P32"><text:span text:style-name="T15">phase « </text:span><text:span text:style-name="T14">proie → chasseur » : cette phase est une extension temporaire de la phase normale. Elle arrive quand PacMan mange un point de fruit survitaminé. Il devient alors « super PacMan » et le stress s’inverse : le fantôme devient bleu et tout contact en tre le fantôme et PacMan se fait à l’avantage de PacMan qui tue le fantôme touché. </text:span><text:span text:style-name="T16">Chaque fantôme mort rapporte des points au joueur et il peut manger sans crainte les points de fruit pour finir son niveau. Au bout d’un certain temps, la partie revient en phase normale ;</text:span></text:p>
        </text:list-item>
        <text:list-item>
          <text:p text:style-name="P32"><text:span text:style-name="T16">phase « accélération » : cette extension temporaire de la phase normale permet d’augmenter la vitesse de déplacement de PacMan et privilégie une meilleur réactivité que les fantômes. Cette phase est activée quand PacMan mange un point de fruit bonus. Ce type de point de fruit arrive en cours de partie en lieu et place d’un point de fruit de base.</text:span><text:span text:style-name="T14"> </text:span><text:span text:style-name="T16">L’ingestion de ce point de fruit permet de faire baisser le niveau de stress du joueur sans être aussi favorable que la phase « proie → chasseur » puisque tout contact avec un fantôme reste mortel pour PacMan.</text:span></text:p>
        </text:list-item>
      </text:list>
      <text:p text:style-name="P28">Il y a aussi 3 modes de poursuite pour les fantômes, indépendamment des stratégies de poursuite propre à chaque fantôme :</text:p>
      <text:list xml:id="list892171601" text:style-name="L6">
        <text:list-item>
          <text:p text:style-name="P33">mode « poursuite » : ce mode est le mode de jeu principal des fantômes. Leur but, suivant leur tactique spécifique, est de toucher PacMan pour le tuer ;</text:p>
        </text:list-item>
        <text:list-item>
          <text:p text:style-name="P33">mode « panique » : ce mode est un mode alternatif du mode « poursuite ». C’est le seul moment où ils sont tous vulnérables et tout contact avec PacMan les tue. Cette mort n’est que temporaire car leur « yeux » retournent vers leur sanctuaire où ils <text:soft-page-break/>peuvent ressusciter et retourner dans le jeu. Ce sanctuaire est la prison des fantômes située au centre du labyrinthe et c’est de ce lieu à accès privilégié et à sens unique que démarre les fantômes en début de partie ;</text:p>
        </text:list-item>
        <text:list-item>
          <text:p text:style-name="P33">mode « r<text:span text:style-name="T38">etour poursuite » : ce mode alternatif au mode principal es tune variante du mode principal car il permet une réinitialisation de la tactique de chaque fantôme à la tactique de début de partie en terme de placement entre autres.</text:span></text:p>
        </text:list-item>
      </text:list>
      <text:p text:style-name="P28">Le passage entre chacune de ces phases au cours du jeu s’accompagne d’un changement de direction de poursuite de chacun des fantômes. Ainsi, durant une phase, tous les fantômes gardent la même direction de parcours du labyrinthe (ils ne peuvent pas faire demi-tour).</text:p>
      <text:h text:style-name="Heading_20_3" text:outline-level="3"><text:bookmark-start text:name="__RefHeading___Toc2424_2416085823"/>Les éléments du gameplay<text:bookmark-end text:name="__RefHeading___Toc2424_2416085823"/></text:h>
      <text:p text:style-name="P29">PacMan, ainsi que les fantômes, voient les murs du labyrinthe comme un obstacle qu’ils ne peuvent traverser. Il ne peuvent que parcourir les couloirs du labyrinthe.</text:p>
      <text:p text:style-name="P29"><text:span text:style-name="T39">La prison est le sanctuaire exclusif des fantômes. Elle se situe au milieu du labyrinthe. Son entrée est bloquée par une porte qui ne permet que la sortie. Les fantômes ne peuvent s’y trouver que pour 2 raisons : en début de partie, ils y sont presque tous réunis et en sorte successivement ou quand ils ont été ressuscités et ils en sortent aussi successivement.</text:span></text:p>
      <text:p text:style-name="P29"><text:span text:style-name="T39">Les accès de téléportation sont 2 emplacements du labyrinthe diamétralement opposés. Ils se présentent comme 2 couloirs horizontaux de part et d’autre de la prison et semblant autoriser de sortir de l’écran. Si PacMan ou l’un des fantômes emprunte un de ses accès, il est téléporté vers l’autre accès.</text:span></text:p>
      <text:p text:style-name="P29"><text:span text:style-name="T40">L’ingestion des points de fruit de base est le but de PacMan afin de tous les faire disparaître du labyrinthe.</text:span></text:p>
      <text:p text:style-name="P29"><text:span text:style-name="T39">Les points de fruit survitaminé, au nombre de 4 et répartis sur les 4 coins du labyrinthe, sont aussi un e motivation de récupération émotionnelle pour le joueur. Leur ingestion change les rôles entre poursuivants et poursuivi mais cette phase n’est que temporaire.</text:span></text:p>
      <text:p text:style-name="P29"><text:span text:style-name="T39">Le point de fruit bonus apparaît quand suffisamment de points de fruit de base ont été mangés. Au nombre de 1 par partie et d’une durée de vie de 9 sec., il vient remplacer un point de fruit de base absent juste sous la prison, à l’opposé de la sortie de la prison.</text:span></text:p>
      <text:p text:style-name="P29">Enfin, le contact entre PacMan et un fantôme est mortel pour l’un des 2 suivant la phase de jeu : en phase normale, la collision est fatale pour PacMan alors qu’en phase « proie → chasseur », la rencontre tue le fantôme et précipite son « âme » a retourné dans la prison régénératrice à travers les couloirs du labyrinthe.</text:p>
      <text:h text:style-name="Heading_20_3" text:outline-level="3"><text:bookmark-start text:name="__RefHeading___Toc2426_2416085823"/>Données statistiques et physiques<text:bookmark-end text:name="__RefHeading___Toc2426_2416085823"/></text:h>
      <text:p text:style-name="P55">Toute action d’ingestion de PacMan se traduit par un ajout de points à son score :</text:p>
      <table:table table:name="Tableau3" table:style-name="Tableau3">
        <table:table-column table:style-name="Tableau3.A"/>
        <table:table-column table:style-name="Tableau3.B"/>
        <text:soft-page-break/>
        <table:table-row>
          <table:table-cell table:style-name="Tableau3.A1" office:value-type="string">
            <text:p text:style-name="P59">Action</text:p>
          </table:table-cell>
          <table:table-cell table:style-name="Tableau3.B1" office:value-type="string">
            <text:p text:style-name="P57">Nombre de points</text:p>
          </table:table-cell>
        </table:table-row>
        <table:table-row>
          <table:table-cell table:style-name="Tableau3.A2" office:value-type="string">
            <text:p text:style-name="P58">Ingestion d’un point de fruit de base</text:p>
          </table:table-cell>
          <table:table-cell table:style-name="Tableau3.B2" office:value-type="string">
            <text:p text:style-name="P57">10</text:p>
          </table:table-cell>
        </table:table-row>
        <table:table-row>
          <table:table-cell table:style-name="Tableau3.A2" office:value-type="string">
            <text:p text:style-name="P58">Ingestion d’un point de fruit survitaminé</text:p>
          </table:table-cell>
          <table:table-cell table:style-name="Tableau3.B2" office:value-type="string">
            <text:p text:style-name="P57">50</text:p>
          </table:table-cell>
        </table:table-row>
        <table:table-row>
          <table:table-cell table:style-name="Tableau3.A2" office:value-type="string">
            <text:p text:style-name="P58">Ingestion d’un point de fruit bonus</text:p>
          </table:table-cell>
          <table:table-cell table:style-name="Tableau3.B2" office:value-type="string">
            <text:p text:style-name="P59">100</text:p>
          </table:table-cell>
        </table:table-row>
        <table:table-row>
          <table:table-cell table:style-name="Tableau3.A2" office:value-type="string">
            <text:p text:style-name="P58">Ingestion du 1<text:span text:style-name="T1">er</text:span> fantôme suite à l’absorption d’un point de fruit survitaminé</text:p>
          </table:table-cell>
          <table:table-cell table:style-name="Tableau3.B2" office:value-type="string">
            <text:p text:style-name="P59">200</text:p>
          </table:table-cell>
        </table:table-row>
        <table:table-row>
          <table:table-cell table:style-name="Tableau3.A2" office:value-type="string">
            <text:p text:style-name="P58">Ingestion du 2ème fantôme suite à l’absorption d’un point de fruit survitaminé</text:p>
          </table:table-cell>
          <table:table-cell table:style-name="Tableau3.B2" office:value-type="string">
            <text:p text:style-name="P59">400</text:p>
          </table:table-cell>
        </table:table-row>
        <table:table-row>
          <table:table-cell table:style-name="Tableau3.A2" office:value-type="string">
            <text:p text:style-name="P58">Ingestion du 3ème fantôme suite à l’absorption d’un point de fruit survitaminé</text:p>
          </table:table-cell>
          <table:table-cell table:style-name="Tableau3.B2" office:value-type="string">
            <text:p text:style-name="P59">800</text:p>
          </table:table-cell>
        </table:table-row>
        <table:table-row>
          <table:table-cell table:style-name="Tableau3.A2" office:value-type="string">
            <text:p text:style-name="P58">Ingestion du 3ème fantôme suite à l’absorption d’un point de fruit survitaminé</text:p>
          </table:table-cell>
          <table:table-cell table:style-name="Tableau3.B2" office:value-type="string">
            <text:p text:style-name="P59">1600</text:p>
          </table:table-cell>
        </table:table-row>
        <table:table-row>
          <table:table-cell table:style-name="Tableau3.A2" office:value-type="string">
            <text:p text:style-name="P58">Bonus en fin de partie si tous les fantômes ont été ingéré au cours d’une même phase « proie → chasseur »</text:p>
          </table:table-cell>
          <table:table-cell table:style-name="Tableau3.B2" office:value-type="string">
            <text:p text:style-name="P59">12000</text:p>
          </table:table-cell>
        </table:table-row>
      </table:table>
      <text:p text:style-name="P55"/>
      <text:p text:style-name="P28"><text:span text:style-name="T42">L’autre aspect important est la vitesse des acteurs. Cela conditionne la réactivité du jeu et le niveau de stress entretenu pour le joueur. Pour augmenter le niveau de satisfaction du joueur, la vitesse des fantômes change en phase « proie→ chasseur ». Le tableau ci-dessous, repris dans la documentation du site « </text:span><text:a xlink:type="simple" xlink:href="https://www.gamasutra.com/view/feature/132330/the_pacman_dossier.php" text:style-name="Internet_20_link" text:visited-style-name="Visited_20_Internet_20_Link"><text:span text:style-name="T42">Gamasutra - dossier PacMan</text:span></text:a><text:span text:style-name="T42"> », explique l</text:span>a gestion de la vitesse des acteurs<text:span text:style-name="T43"> :</text:span></text:p>
      <text:p text:style-name="P83"/>
      <table:table table:name="Tableau4" table:style-name="Tableau4">
        <table:table-column table:style-name="Tableau4.A"/>
        <table:table-column table:style-name="Tableau4.B" table:number-columns-repeated="5"/>
        <table:table-column table:style-name="Tableau4.G"/>
        <table:table-column table:style-name="Tableau4.H"/>
        <table:table-row>
          <table:table-cell table:style-name="Tableau4.A1" office:value-type="string">
            <text:p text:style-name="P60"/>
          </table:table-cell>
          <table:table-cell table:style-name="Tableau4.A1" table:number-columns-spanned="4" office:value-type="string">
            <text:p text:style-name="P60">Vitesse de PacMan</text:p>
          </table:table-cell>
          <table:covered-table-cell/>
          <table:covered-table-cell/>
          <table:covered-table-cell/>
          <table:table-cell table:style-name="Tableau4.F1" table:number-columns-spanned="3" office:value-type="string">
            <text:p text:style-name="P60">Vitesse des fantômes</text:p>
          </table:table-cell>
          <table:covered-table-cell/>
          <table:covered-table-cell/>
        </table:table-row>
        <table:table-row>
          <table:table-cell table:style-name="Tableau4.A2" office:value-type="string">
            <text:p text:style-name="P61">Niveau</text:p>
          </table:table-cell>
          <table:table-cell table:style-name="Tableau4.A2" office:value-type="string">
            <text:p text:style-name="P60">Pas d’ingestion</text:p>
          </table:table-cell>
          <table:table-cell table:style-name="Tableau4.A2" office:value-type="string">
            <text:p text:style-name="P60">Ingestion d’un point de fruit de base</text:p>
          </table:table-cell>
          <table:table-cell table:style-name="Tableau4.A2" office:value-type="string">
            <text:p text:style-name="P60">Phase « proie → chasseur »</text:p>
          </table:table-cell>
          <table:table-cell table:style-name="Tableau4.A2" office:value-type="string">
            <text:p text:style-name="P60">Ingestion d’un point de fruit survitaminé</text:p>
          </table:table-cell>
          <table:table-cell table:style-name="Tableau4.A2" office:value-type="string">
            <text:p text:style-name="P60">Mode « poursuite » et « retour poursuite »</text:p>
          </table:table-cell>
          <table:table-cell table:style-name="Tableau4.A2" office:value-type="string">
            <text:p text:style-name="P60">Mode « panique »</text:p>
          </table:table-cell>
          <table:table-cell table:style-name="Tableau4.H2" office:value-type="string">
            <text:p text:style-name="P60">Passage « accès de téléportation »</text:p>
          </table:table-cell>
        </table:table-row>
        <table:table-row>
          <table:table-cell table:style-name="Tableau4.A2" office:value-type="string">
            <text:p text:style-name="P61">1</text:p>
          </table:table-cell>
          <table:table-cell table:style-name="Tableau4.A2" office:value-type="string">
            <text:p text:style-name="P60">80 %</text:p>
          </table:table-cell>
          <table:table-cell table:style-name="Tableau4.A2" office:value-type="string">
            <text:p text:style-name="P56">7<text:span text:style-name="T43">1 %</text:span></text:p>
          </table:table-cell>
          <table:table-cell table:style-name="Tableau4.A2" office:value-type="string">
            <text:p text:style-name="P56">9<text:span text:style-name="T43">0 %</text:span></text:p>
          </table:table-cell>
          <table:table-cell table:style-name="Tableau4.A2" office:value-type="string">
            <text:p text:style-name="P56">7<text:span text:style-name="T43">9 %</text:span></text:p>
          </table:table-cell>
          <table:table-cell table:style-name="Tableau4.A2" office:value-type="string">
            <text:p text:style-name="P56">7<text:span text:style-name="T43">5 %</text:span></text:p>
          </table:table-cell>
          <table:table-cell table:style-name="Tableau4.A2" office:value-type="string">
            <text:p text:style-name="P56">5<text:span text:style-name="T43">0 %</text:span></text:p>
          </table:table-cell>
          <table:table-cell table:style-name="Tableau4.H2" office:value-type="string">
            <text:p text:style-name="P56">4<text:span text:style-name="T43">0 %</text:span></text:p>
          </table:table-cell>
        </table:table-row>
        <table:table-row>
          <table:table-cell table:style-name="Tableau4.A2" office:value-type="string">
            <text:p text:style-name="P61">2 – 4 </text:p>
          </table:table-cell>
          <table:table-cell table:style-name="Tableau4.A2" office:value-type="string">
            <text:p text:style-name="P61">90 %</text:p>
          </table:table-cell>
          <table:table-cell table:style-name="Tableau4.A2" office:value-type="string">
            <text:p text:style-name="P56">7<text:span text:style-name="T45">9 %</text:span></text:p>
          </table:table-cell>
          <table:table-cell table:style-name="Tableau4.A2" office:value-type="string">
            <text:p text:style-name="P61">95 %</text:p>
          </table:table-cell>
          <table:table-cell table:style-name="Tableau4.A2" office:value-type="string">
            <text:p text:style-name="P56">8<text:span text:style-name="T45">3 %</text:span></text:p>
          </table:table-cell>
          <table:table-cell table:style-name="Tableau4.A2" office:value-type="string">
            <text:p text:style-name="P56">8<text:span text:style-name="T45">5 %</text:span></text:p>
          </table:table-cell>
          <table:table-cell table:style-name="Tableau4.A2" office:value-type="string">
            <text:p text:style-name="P56">5<text:span text:style-name="T45">5 %</text:span></text:p>
          </table:table-cell>
          <table:table-cell table:style-name="Tableau4.H2" office:value-type="string">
            <text:p text:style-name="P56">4<text:span text:style-name="T45">5 %</text:span></text:p>
          </table:table-cell>
        </table:table-row>
        <table:table-row>
          <table:table-cell table:style-name="Tableau4.A2" office:value-type="string">
            <text:p text:style-name="P61">5 – 20 </text:p>
          </table:table-cell>
          <table:table-cell table:style-name="Tableau4.A2" office:value-type="string">
            <text:p text:style-name="P60">1<text:span text:style-name="T45">00 %</text:span></text:p>
          </table:table-cell>
          <table:table-cell table:style-name="Tableau4.A2" office:value-type="string">
            <text:p text:style-name="P56">8<text:span text:style-name="T45">7 %</text:span></text:p>
          </table:table-cell>
          <table:table-cell table:style-name="Tableau4.A2" office:value-type="string">
            <text:p text:style-name="P56">1<text:span text:style-name="T45">00 %</text:span></text:p>
          </table:table-cell>
          <table:table-cell table:style-name="Tableau4.A2" office:value-type="string">
            <text:p text:style-name="P56">8<text:span text:style-name="T45">7 %</text:span></text:p>
          </table:table-cell>
          <table:table-cell table:style-name="Tableau4.A2" office:value-type="string">
            <text:p text:style-name="P56">9<text:span text:style-name="T45">5 %</text:span></text:p>
          </table:table-cell>
          <table:table-cell table:style-name="Tableau4.A2" office:value-type="string">
            <text:p text:style-name="P56">6<text:span text:style-name="T45">0 %</text:span></text:p>
          </table:table-cell>
          <table:table-cell table:style-name="Tableau4.H2" office:value-type="string">
            <text:p text:style-name="P56">5<text:span text:style-name="T45">0 %</text:span></text:p>
          </table:table-cell>
        </table:table-row>
        <table:table-row>
          <table:table-cell table:style-name="Tableau4.A2" office:value-type="string">
            <text:p text:style-name="P61">21+</text:p>
          </table:table-cell>
          <table:table-cell table:style-name="Tableau4.A2" office:value-type="string">
            <text:p text:style-name="P60">9<text:span text:style-name="T45">0 %</text:span></text:p>
          </table:table-cell>
          <table:table-cell table:style-name="Tableau4.A2" office:value-type="string">
            <text:p text:style-name="P61">79 %</text:p>
          </table:table-cell>
          <table:table-cell table:style-name="Tableau4.A2" office:value-type="string">
            <text:p text:style-name="P56"/>
          </table:table-cell>
          <table:table-cell table:style-name="Tableau4.A2" office:value-type="string">
            <text:p text:style-name="P56"/>
          </table:table-cell>
          <table:table-cell table:style-name="Tableau4.A2" office:value-type="string">
            <text:p text:style-name="P56">9<text:span text:style-name="T45">5 %</text:span></text:p>
          </table:table-cell>
          <table:table-cell table:style-name="Tableau4.A2" office:value-type="string">
            <text:p text:style-name="P56"/>
          </table:table-cell>
          <table:table-cell table:style-name="Tableau4.H2" office:value-type="string">
            <text:p text:style-name="P56">5<text:span text:style-name="T45">0 %</text:span></text:p>
          </table:table-cell>
        </table:table-row>
      </table:table>
      <text:p text:style-name="P28"/>
      <text:p text:style-name="P34">On peut prendre comme référence de la vitesse de PacMan en non ingestion la fréquence de rafraîchissement d’images de 60 Hz.</text:p>
      <text:p text:style-name="P36">La gestion des collisions a déjà été décrite dans les autres paragraphes.</text:p>
      <text:p text:style-name="P35"><text:span text:style-name="T44">Enfin, un joueur dispose de 3 vies de PacMan au cours d’une partie.</text:span></text:p>
      <text:h text:style-name="Heading_20_3" text:outline-level="3"><text:bookmark-start text:name="__RefHeading___Toc2797_2416085823"/>Description de l’IA<text:bookmark-end text:name="__RefHeading___Toc2797_2416085823"/></text:h>
      <text:p text:style-name="P37">C<text:span text:style-name="T45">e schéma, repris de la référence documentaire «  </text:span><text:a xlink:type="simple" xlink:href="https://www.gamasutra.com/db_area/images/feature/3938/scatter.png" text:style-name="Internet_20_link" text:visited-style-name="Visited_20_Internet_20_Link"><text:span text:style-name="T45">Gamasutra - mouvement schéamtique des fantômes</text:span></text:a><text:span text:style-name="T45"> » délimite les mouvements des fantômes :</text:span></text:p>
      <text:p text:style-name="P37"><draw:frame draw:style-name="fr1" draw:name="Image1" text:anchor-type="paragraph" svg:width="5.927cm" svg:height="7.62cm" draw:z-index="0"><draw:image xlink:href="../GDD_scatter.png" xlink:type="simple" xlink:show="embed" xlink:actuate="onLoad" draw:filter-name="&lt;Tous les formats&gt;" loext:mime-type="image/png"/></draw:frame><text:soft-page-break/></text:p>
      <text:p text:style-name="P39"><text:span text:style-name="T49">Le moteur AI traite les mouvements des 4 fantômes. La personnalité de chacun est définie ci-dessous :</text:span></text:p>
      <text:list xml:id="list2668997508" text:style-name="L9">
        <text:list-item>
          <text:p text:style-name="P67"><text:span text:style-name="T50">« Blinky » - fantôme rouge : son agressivité est sa caractéristique principale. Une fois qu’il est derrière PacMan, il ne le lâche pas jusqu’à pouvoir exploiter une faille dans la gestion de mouvement par le joueur (ralentissement de PacMan suite à une mauvaise gestion de virage) ;</text:span></text:p>
        </text:list-item>
        <text:list-item>
          <text:p text:style-name="P67"><text:span text:style-name="T50">« Pinky » - fantôme rose : </text:span><text:span text:style-name="T51">moins agressif, il se contente de se mettre en face de vous pour vous empêcher de passer. Son contact reste mortel ;</text:span></text:p>
        </text:list-item>
        <text:list-item>
          <text:p text:style-name="P67"><text:span text:style-name="T50">« Inky » - fantôme bleu : </text:span><text:span text:style-name="T51">il a une trajectoire difficilement prévisible ;</text:span></text:p>
        </text:list-item>
        <text:list-item>
          <text:p text:style-name="P67"><text:span text:style-name="T50">« Clyde » - fantôme orange : </text:span><text:span text:style-name="T51">il reste de son côté sur son aire de parcours.</text:span></text:p>
        </text:list-item>
      </text:list>
      <text:p text:style-name="P41">Les fantômes <text:span text:style-name="T61">(à l’exception de « Blinky »)</text:span> suivent aussi une stratégie de sortie de prison. <text:span text:style-name="T61">Celle-ci se base sur une gestion de compteurs de points de fruits mangés et sur une durée.</text:span>Celle-ci correspond à 2 moments dans la partie : en début de partie et quand des fantômes ont été mangés et leur « âme » retourne en prison pour se réincarner.</text:p>
      <text:p text:style-name="P44">Les 3 derniers fantômes possèdent un compteur de points mangés par PacMan <text:span text:style-name="T58">et une valeur limite de libération de la prison</text:span>. Ce compteur est mis à 0 en début de partie <text:span text:style-name="T58">et il est désactivé quand un fantôme ne se situe pas dans la prison.</text:span> <text:span text:style-name="T59">En revanche, seul un compteur est actif pour l’ensemble des fantômes en prison.L’</text:span>incrémentation <text:span text:style-name="T59">de ces compteurs</text:span> est soumise à des règles détaillées plus bas.</text:p>
      <text:p text:style-name="P47">D<text:span text:style-name="T56">ébut de partie</text:span></text:p>
      <text:p text:style-name="P40">« Blinky » se trouve à la porte de la prison côté extérieur et les 3 autres se trouvent dans la prison dans l’ordre suivant (de gauche à droite) : « Inky », « Pinky » et « Clyde ».</text:p>
      <text:p text:style-name="P48"><text:soft-page-break/>Résurrection</text:p>
      <text:p text:style-name="P40">« Blinky » est toujours à l’extérieur après sa régénération.</text:p>
      <text:p text:style-name="P42"><text:span text:style-name="T65">La</text:span> stratégie de « retour dans le labyrinthe » pour les 3 fantômes que sont <text:span text:style-name="T56">« Inky », « Pinky » et « Clyde » </text:span>s’appuie sur la gestion par chaque fantôme d’un compteur de points de fruits mangés par PacMan au cours de la partie <text:span text:style-name="T57">et d’une valeur limite à partir de laquelle le fantôme peut quitter la prison.</text:span></text:p>
      <text:p text:style-name="P43">Le scenario appliqué fonctionne ainsi : </text:p>
      <text:p text:style-name="P85">« suivant un ordre de préférence (« Pinky », « Inky » et « Clyde ») de sortie, chaque fois que PacMan mange un point de fruits, le compteur du fantôme préféré est incrémenté de 1. Quand celui-ci a atteint sa limite ou l’a dépassé, il peur sortir de la prison. Son compteur est alors désactivé et c’est le fantôme emprisonné préféré suivant dont le compteur est incrémenté, et ainsi de suite jusqu’à la disparition des 3 fantômes de la prison ».</text:p>
      <text:p text:style-name="P45">Voici un tableau relatif aux valeurs limites de départ de la prison pour chacun des 3 fantômes :</text:p>
      <table:table table:name="Tableau6" table:style-name="Tableau6">
        <table:table-column table:style-name="Tableau6.A"/>
        <table:table-column table:style-name="Tableau6.B" table:number-columns-repeated="3"/>
        <table:table-row>
          <table:table-cell table:style-name="Tableau6.A1" table:number-columns-spanned="4" office:value-type="string">
            <text:p text:style-name="P70"><text:span text:style-name="T60">Valeur du compteur à partir de laquelle le fantôme peut quitter la prison suivant le niveau</text:span></text:p>
          </table:table-cell>
          <table:covered-table-cell/>
          <table:covered-table-cell/>
          <table:covered-table-cell/>
        </table:table-row>
        <table:table-row>
          <table:table-cell table:style-name="Tableau6.A2" office:value-type="string">
            <text:p text:style-name="Text_20_body"/>
          </table:table-cell>
          <table:table-cell table:style-name="Tableau6.A2" office:value-type="string">
            <text:p text:style-name="P68">Niveau 1</text:p>
          </table:table-cell>
          <table:table-cell table:style-name="Tableau6.A2" office:value-type="string">
            <text:p text:style-name="P68">Niveau 2</text:p>
          </table:table-cell>
          <table:table-cell table:style-name="Tableau6.D2" office:value-type="string">
            <text:p text:style-name="P68">Niveaux supérieurs</text:p>
          </table:table-cell>
        </table:table-row>
        <table:table-row>
          <table:table-cell table:style-name="Tableau6.A2" office:value-type="string">
            <text:p text:style-name="Text_20_body">« <text:span text:style-name="T60">Pinky »</text:span></text:p>
          </table:table-cell>
          <table:table-cell table:style-name="Tableau6.A2" office:value-type="string">
            <text:p text:style-name="P68">0</text:p>
          </table:table-cell>
          <table:table-cell table:style-name="Tableau6.A2" office:value-type="string">
            <text:p text:style-name="P68">0</text:p>
          </table:table-cell>
          <table:table-cell table:style-name="Tableau6.D2" office:value-type="string">
            <text:p text:style-name="P68">0</text:p>
          </table:table-cell>
        </table:table-row>
        <table:table-row>
          <table:table-cell table:style-name="Tableau6.A2" office:value-type="string">
            <text:p text:style-name="Text_20_body">« <text:span text:style-name="T60">Inky »</text:span></text:p>
          </table:table-cell>
          <table:table-cell table:style-name="Tableau6.A2" office:value-type="string">
            <text:p text:style-name="P68">30</text:p>
          </table:table-cell>
          <table:table-cell table:style-name="Tableau6.A2" office:value-type="string">
            <text:p text:style-name="P68">0</text:p>
          </table:table-cell>
          <table:table-cell table:style-name="Tableau6.D2" office:value-type="string">
            <text:p text:style-name="P68">0</text:p>
          </table:table-cell>
        </table:table-row>
        <table:table-row>
          <table:table-cell table:style-name="Tableau6.A2" office:value-type="string">
            <text:p text:style-name="Text_20_body">« <text:span text:style-name="T60">Clyde »</text:span></text:p>
          </table:table-cell>
          <table:table-cell table:style-name="Tableau6.A2" office:value-type="string">
            <text:p text:style-name="P68">60</text:p>
          </table:table-cell>
          <table:table-cell table:style-name="Tableau6.A2" office:value-type="string">
            <text:p text:style-name="P68">50</text:p>
          </table:table-cell>
          <table:table-cell table:style-name="Tableau6.D2" office:value-type="string">
            <text:p text:style-name="P68">0</text:p>
          </table:table-cell>
        </table:table-row>
      </table:table>
      <text:p text:style-name="P45"/>
      <text:p text:style-name="P46">Cette stratégie de compteur est modifiée si le joueur perd une vie : les compteurs pour chacun des fantômes existent toujours mais sont délaissés au bénéfice d’un compteur global appliqué aux 3 fantômes concernés. <text:span text:style-name="T62">Ce compteur est mis à 0 et comptabilise les points de fruits mangés par PacMan depuis l’usage de sa nouvelle vie. L’usage de ce compteur est temporaire avant de réutiliser les compteurs de chaque fantôme. Le scenario suivant décrit l’usage de ce compteur global : </text:span></text:p>
      <text:p text:style-name="P86"><text:span text:style-name="T62">« au début de la partie avec une nouvelle vie de PacMan, les 3 fantômes sont en prison. Les valeurs limite de libération pour « Pinky » et « Inky » sont respectivement <text:s/>7, 17. Pour « Clyde », si ce dernier était hors de la prison quand le compteur global atteint 32, ce compteur est remis à 0 et désactivé. Les compteurs propres à chaque fantôme sont remis à 0 et ils seront à nouveau employés à la place du compteur global. »</text:span></text:p>
      <text:p text:style-name="P87"><text:soft-page-break/>Cette stratégie de compteur, à elle seule présente des failles qui peuvent être avantageusement utilisée par le joueur. Aussi, <text:span text:style-name="T63">elle</text:span> est renforcée par une stratégie <text:span text:style-name="T63">complémentaire</text:span> <text:span text:style-name="T63">qui s’intéresse au temps écoulé depuis le dernier point de fruits mangé.</text:span></text:p>
      <text:p text:style-name="P88">Un compteur de temps écoulé depuis la dernière ingestion d’un point de fruits fonctionne en permanence et est remis à 0 à chaque fois qu’un point de fruits est mangé par PacMan. A chaque multiple de temps d’une valeur donnée, un fantôme est libéré suivant l’ordre de préférence déjà défini. <text:span text:style-name="T64">Cette valeur limite dépend du niveau : </text:span></text:p>
      <table:table table:name="Tableau7" table:style-name="Tableau7">
        <table:table-column table:style-name="Tableau7.A"/>
        <table:table-column table:style-name="Tableau7.B"/>
        <table:table-row>
          <table:table-cell table:style-name="Tableau7.A1" office:value-type="string">
            <text:p text:style-name="Text_20_body"/>
          </table:table-cell>
          <table:table-cell table:style-name="Tableau7.B1" office:value-type="string">
            <text:p text:style-name="P72">Si le compteur de temps écoulé atteint un multiple de la valeur limite, un <text:s/>fantôme est libéré.</text:p>
          </table:table-cell>
        </table:table-row>
        <table:table-row>
          <table:table-cell table:style-name="Tableau7.A2" office:value-type="string">
            <text:p text:style-name="P71">Niveau 1 à 4</text:p>
          </table:table-cell>
          <table:table-cell table:style-name="Tableau7.B2" office:value-type="string">
            <text:p text:style-name="P72">4 sec.</text:p>
          </table:table-cell>
        </table:table-row>
        <table:table-row>
          <table:table-cell table:style-name="Tableau7.A2" office:value-type="string">
            <text:p text:style-name="P71">Niveaux supérieurs</text:p>
          </table:table-cell>
          <table:table-cell table:style-name="Tableau7.B2" office:value-type="string">
            <text:p text:style-name="P72">3 sec.</text:p>
          </table:table-cell>
        </table:table-row>
      </table:table>
      <text:p text:style-name="P88"/>
      <text:p text:style-name="P89">Cette stratégie permet de prendre en compte le cas où « Clyde » est encore en prison alors que le compteur global a atteint la valeur de 32. Sans le compteur de durée écoulée depuis la dernière ingestion d’un point de fruit, « Clyde » resterait en prison plus longtemps, diminuant le nombre de fantômes actifs. Avec cette stratégie, dès que le joueur laisse écouler plus de la valeur limite entre l’ingestion de 2 points de fruit, « Clyde » est libéré, mais le compteur global reste actif.</text:p>
      <text:p text:style-name="P90">Enfin, en sortant de prison, une dernière stratégie est à appliquer pour la direction de mouvement du fantôme sortant. Cette stratégie fait que 2 fantômes en prison auront des directions de mouvement différentes.</text:p>
      <text:p text:style-name="P84"><text:span text:style-name="T55">Pour chaque fantôme, il gère aussi les durées dans chaque phase et module la durée dans chaque phase suivant le niveau. Une configuration de succession des différents modes est reprise de « </text:span><text:a xlink:type="simple" xlink:href="https://www.gamasutra.com/view/feature/132330/the_pacman_dossier.php?page=3" text:style-name="Internet_20_link" text:visited-style-name="Visited_20_Internet_20_Link"><text:span text:style-name="T55">Gamasutra - durée des modes des fantômes</text:span></text:a><text:span text:style-name="T55"> » et présentée ci-dessous :</text:span></text:p>
      <table:table table:name="Tableau5" table:style-name="Tableau5">
        <table:table-column table:style-name="Tableau5.A" table:number-columns-repeated="4"/>
        <table:table-row>
          <table:table-cell table:style-name="Tableau5.A1" table:number-columns-spanned="4" office:value-type="string">
            <text:p text:style-name="P63">Durée en sec. d’un mode</text:p>
          </table:table-cell>
          <table:covered-table-cell/>
          <table:covered-table-cell/>
          <table:covered-table-cell/>
        </table:table-row>
        <table:table-row>
          <table:table-cell table:style-name="Tableau5.A2" office:value-type="string">
            <text:p text:style-name="P63">Mode</text:p>
          </table:table-cell>
          <table:table-cell table:style-name="Tableau5.A2" office:value-type="string">
            <text:p text:style-name="P63">Niveau 1</text:p>
          </table:table-cell>
          <table:table-cell table:style-name="Tableau5.A2" office:value-type="string">
            <text:p text:style-name="P63">Niveaux 2 à 4</text:p>
          </table:table-cell>
          <table:table-cell table:style-name="Tableau5.D2" office:value-type="string">
            <text:p text:style-name="P63">Niveaux <text:s/>supérieurs</text:p>
          </table:table-cell>
        </table:table-row>
        <table:table-row>
          <table:table-cell table:style-name="Tableau5.A2" office:value-type="string">
            <text:p text:style-name="P62">retour poursuite</text:p>
          </table:table-cell>
          <table:table-cell table:style-name="Tableau5.A2" office:value-type="string">
            <text:p text:style-name="P63">7</text:p>
          </table:table-cell>
          <table:table-cell table:style-name="Tableau5.A2" office:value-type="string">
            <text:p text:style-name="P63">7</text:p>
          </table:table-cell>
          <table:table-cell table:style-name="Tableau5.D2" office:value-type="string">
            <text:p text:style-name="P63">5</text:p>
          </table:table-cell>
        </table:table-row>
        <table:table-row>
          <table:table-cell table:style-name="Tableau5.A2" office:value-type="string">
            <text:p text:style-name="P62">poursuite</text:p>
          </table:table-cell>
          <table:table-cell table:style-name="Tableau5.A2" office:value-type="string">
            <text:p text:style-name="P63">20</text:p>
          </table:table-cell>
          <table:table-cell table:style-name="Tableau5.A2" office:value-type="string">
            <text:p text:style-name="P63">20</text:p>
          </table:table-cell>
          <table:table-cell table:style-name="Tableau5.D2" office:value-type="string">
            <text:p text:style-name="P63">20</text:p>
          </table:table-cell>
        </table:table-row>
        <table:table-row>
          <table:table-cell table:style-name="Tableau5.A2" office:value-type="string">
            <text:p text:style-name="P62">retour poursuite</text:p>
          </table:table-cell>
          <table:table-cell table:style-name="Tableau5.A2" office:value-type="string">
            <text:p text:style-name="P63">7</text:p>
          </table:table-cell>
          <table:table-cell table:style-name="Tableau5.A2" office:value-type="string">
            <text:p text:style-name="P63">7</text:p>
          </table:table-cell>
          <table:table-cell table:style-name="Tableau5.D2" office:value-type="string">
            <text:p text:style-name="P63">5</text:p>
          </table:table-cell>
        </table:table-row>
        <table:table-row>
          <table:table-cell table:style-name="Tableau5.A2" office:value-type="string">
            <text:p text:style-name="P62">poursuite</text:p>
          </table:table-cell>
          <table:table-cell table:style-name="Tableau5.A2" office:value-type="string">
            <text:p text:style-name="P63">20</text:p>
          </table:table-cell>
          <table:table-cell table:style-name="Tableau5.A2" office:value-type="string">
            <text:p text:style-name="P63">20</text:p>
          </table:table-cell>
          <table:table-cell table:style-name="Tableau5.D2" office:value-type="string">
            <text:p text:style-name="P63">20</text:p>
          </table:table-cell>
        </table:table-row>
        <table:table-row>
          <table:table-cell table:style-name="Tableau5.A2" office:value-type="string">
            <text:p text:style-name="P62">retour poursuite</text:p>
          </table:table-cell>
          <table:table-cell table:style-name="Tableau5.A2" office:value-type="string">
            <text:p text:style-name="P63">5</text:p>
          </table:table-cell>
          <table:table-cell table:style-name="Tableau5.A2" office:value-type="string">
            <text:p text:style-name="P63">5</text:p>
          </table:table-cell>
          <table:table-cell table:style-name="Tableau5.D2" office:value-type="string">
            <text:p text:style-name="P63">5</text:p>
          </table:table-cell>
        </table:table-row>
        <table:table-row>
          <table:table-cell table:style-name="Tableau5.A2" office:value-type="string">
            <text:p text:style-name="P62">poursuite</text:p>
          </table:table-cell>
          <table:table-cell table:style-name="Tableau5.A2" office:value-type="string">
            <text:p text:style-name="P63">20</text:p>
          </table:table-cell>
          <table:table-cell table:style-name="Tableau5.A2" office:value-type="string">
            <text:p text:style-name="P63">1033</text:p>
          </table:table-cell>
          <table:table-cell table:style-name="Tableau5.D2" office:value-type="string">
            <text:p text:style-name="P63">1037</text:p>
          </table:table-cell>
        </table:table-row>
        <table:table-row>
          <table:table-cell table:style-name="Tableau5.A2" office:value-type="string">
            <text:p text:style-name="P62">retour poursuite</text:p>
          </table:table-cell>
          <table:table-cell table:style-name="Tableau5.A2" office:value-type="string">
            <text:p text:style-name="P63">5</text:p>
          </table:table-cell>
          <table:table-cell table:style-name="Tableau5.A2" office:value-type="string">
            <text:p text:style-name="P63">1/60</text:p>
          </table:table-cell>
          <table:table-cell table:style-name="Tableau5.D2" office:value-type="string">
            <text:p text:style-name="P63">1/60</text:p>
          </table:table-cell>
        </table:table-row>
        <table:table-row>
          <table:table-cell table:style-name="Tableau5.A2" office:value-type="string">
            <text:p text:style-name="P62">poursuite</text:p>
          </table:table-cell>
          <table:table-cell table:style-name="Tableau5.A2" office:value-type="string">
            <text:p text:style-name="P63">indéfini</text:p>
          </table:table-cell>
          <table:table-cell table:style-name="Tableau5.A2" office:value-type="string">
            <text:p text:style-name="P63">indéfini</text:p>
          </table:table-cell>
          <table:table-cell table:style-name="Tableau5.D2" office:value-type="string">
            <text:p text:style-name="P63">indéfini</text:p>
          </table:table-cell>
        </table:table-row>
      </table:table>
      <text:p text:style-name="P38"/>
      <text:p text:style-name="P38"><text:span text:style-name="T55"><text:tab/></text:span><text:span text:style-name="T19">Tout au long du jeu, le déplacement des fantômes sera contrôlé par l’IA. Il y aura plusieurs stratégies de dépl</text:span><text:span text:style-name="T20">a</text:span><text:span text:style-name="T19">cements pour les fantômes, par exemple : </text:span></text:p>
      <text:p text:style-name="P28">- Le brute : il foncera tête baissé vers le héro</text:p>
      <text:p text:style-name="P28"><text:tab/>- Le sournois : il essaiera d’anticiper les dépla<text:span text:style-name="T25">ce</text:span>ments du héro pour le piéger.</text:p>
      <text:p text:style-name="P28"><text:tab/>- Le mulet : il pourra se déplacer vers la direction opposé du héro</text:p>
      <text:p text:style-name="P28"><text:span text:style-name="T46"><text:tab/>- L’idiot : il choisira toujours une direction au hasard </text:span></text:p>
      <text:p text:style-name="P28"><text:span text:style-name="T47"><text:tab/>De plus une zone d’action peut être précisé pour chaque fantôme qui devra s’y tenir.</text:span></text:p>
      <text:p text:style-name="P28"><text:span text:style-name="T47"><text:tab/>Lorsque le héro a des supers pouvoirs, les fantômes s’enfuie tous en allant le plus loin possible du héro.</text:span></text:p>
      <text:p text:style-name="P28"><text:span text:style-name="T48"><text:tab/>Si un fantôme sort de sa zone en essayant de fuir, alors il devra essayer avant toute chose de retourner dans sa zone d’origine.</text:span></text:p>
      <text:h text:style-name="Heading_20_3" text:outline-level="3"><text:bookmark-start text:name="__RefHeading___Toc3729_2416085823"/>Modes de jeu<text:bookmark-end text:name="__RefHeading___Toc3729_2416085823"/></text:h>
      <text:h text:style-name="Heading_20_4" text:outline-level="4"><text:bookmark-start text:name="__RefHeading___Toc3731_2416085823"/>Le mode campagne : <text:bookmark-end text:name="__RefHeading___Toc3731_2416085823"/></text:h>
      <text:p text:style-name="P29"><text:span text:style-name="T66">Il y a</text:span> <text:span text:style-name="T32">3</text:span> vie<text:span text:style-name="T34">s</text:span> en tout <text:span text:style-name="T66">et </text:span>le but et de faire le plus de niveau possible avec ces vies.</text:p>
      <text:h text:style-name="Heading_20_4" text:outline-level="4"><text:bookmark-start text:name="__RefHeading___Toc3733_2416085823"/><text:soft-page-break/>Le mode libre<text:bookmark-end text:name="__RefHeading___Toc3733_2416085823"/></text:h>
      <text:p text:style-name="P29"><text:span text:style-name="T66">C’est celui où l’on se trouve généralement et il permet de paramétrer :</text:span></text:p>
      <text:list xml:id="list2008324941" text:style-name="L10">
        <text:list-item>
          <text:p text:style-name="P30">le nombre de fantôme ;</text:p>
        </text:list-item>
        <text:list-item>
          <text:p text:style-name="P30">le ratio de super jetons ;</text:p>
        </text:list-item>
        <text:list-item>
          <text:p text:style-name="P30">choisir l<text:span text:style-name="T66">e labyrinthe ;</text:span></text:p>
        </text:list-item>
        <text:list-item>
          <text:p text:style-name="P30">choisir un <text:span text:style-name="T66">labyrinthe</text:span> aléatoire.</text:p>
        </text:list-item>
      </text:list>
      <text:h text:style-name="Heading_20_4" text:outline-level="4"><text:bookmark-start text:name="__RefHeading___Toc3735_2416085823"/>Le mode inversé<text:bookmark-end text:name="__RefHeading___Toc3735_2416085823"/></text:h>
      <text:p text:style-name="P49"><text:span text:style-name="T68">C’est le <text:s/>mode ou les fantômes attrape des pastilles et le joueur doit attraper les fantômes.</text:span></text:p>
      <text:h text:style-name="Heading_20_3" text:outline-level="3"><text:bookmark-start text:name="__RefHeading___Toc3737_2416085823"/>Gestion de la durée de vie<text:bookmark-end text:name="__RefHeading___Toc3737_2416085823"/></text:h>
      <text:p text:style-name="P73"><text:span text:style-name="T69">Le joueur aura fait le tour du jeu principal au bout d’une petite di</text:span><text:span text:style-name="T70">z</text:span><text:span text:style-name="T69">aines de partie</text:span><text:span text:style-name="T70">s</text:span><text:span text:style-name="T69">, c’est à dire vingt minutes. D’autres fonctionnalités, notamment la possibilité de créer ses propres parties, ou bien de jouer en multijoueur pourrait bien rajouter plusieurs heures de jeu.</text:span></text:p>
      <text:p text:style-name="P52"><text:span text:style-name="T71">Ces deux facteurs dépendent énormément de l’utilisateur.</text:span></text:p>
      <text:p text:style-name="P53">Une contrainte supplémentaire a été introduite : le joueur doit avoir fini la partie avant la fin d’un compteur. Ce facteur génère un stress supplémentaire pour le joueur.</text:p>
      <text:h text:style-name="Heading_20_3" text:outline-level="3"><text:bookmark-start text:name="__RefHeading___Toc3739_2416085823"/>Gestion de la difficulté<text:bookmark-end text:name="__RefHeading___Toc3739_2416085823"/></text:h>
      <text:p text:style-name="P28">La difficulté du jeu pourra varier en fonction de :</text:p>
      <text:list xml:id="list2924534723" text:style-name="L11">
        <text:list-item>
          <text:p text:style-name="P50"><text:span text:style-name="T66">l</text:span>a vitesse du PacMan par rapport à celles des fantômes ;</text:p>
        </text:list-item>
        <text:list-item>
          <text:p text:style-name="P50"><text:span text:style-name="T66">l</text:span>e temps de réaction des fantômes ;</text:p>
        </text:list-item>
        <text:list-item>
          <text:p text:style-name="P50"><text:span text:style-name="T66">l</text:span>a qualité de l’IA.</text:p>
        </text:list-item>
      </text:list>
      <text:p text:style-name="P28"><text:span text:style-name="T23">Enfin, le labyrinthe</text:span><text:span text:style-name="T21"> peut être plus compliquer à aborder, </text:span><text:span text:style-name="T22">et/ou plus grande</text:span><text:span text:style-name="T21">. </text:span><text:span text:style-name="T72">Niveaux après niveaux, ces précédents paramètres joueront de plus en plus défaveur du joueur.</text:span></text:p>
      <text:h text:style-name="Heading_20_3" text:outline-level="3"><text:bookmark-start text:name="__RefHeading___Toc3741_2416085823"/>Modes Mono-joueur<text:bookmark-end text:name="__RefHeading___Toc3741_2416085823"/></text:h>
      <text:h text:style-name="Heading_20_4" text:outline-level="4"><text:bookmark-start text:name="__RefHeading___Toc3743_2416085823"/>Vue générale<text:bookmark-end text:name="__RefHeading___Toc3743_2416085823"/></text:h>
      <text:p text:style-name="P31"><text:span text:style-name="T73">Le mode mono-joueur sera composé de quatre principaux mondes : </text:span></text:p>
      <text:list xml:id="list1672698028" text:style-name="L12">
        <text:list-item>
          <text:p text:style-name="P74"><text:span text:style-name="T53">«Dojo» qui sera le monde de découverte en guise de pseudo-didactitiel ;</text:span></text:p>
        </text:list-item>
        <text:list-item>
          <text:p text:style-name="P74"><text:span text:style-name="T53">« Spook », le monde qui mettra en épreuve les mécaniques du jeu et tester les réflexes du joueur ;</text:span></text:p>
        </text:list-item>
        <text:list-item>
          <text:p text:style-name="P74"><text:span text:style-name="T53">«Gensou»  qui testera les compétences des joueurs les plus affûtés ;</text:span></text:p>
        </text:list-item>
        <text:list-item>
          <text:p text:style-name="P74"><text:soft-page-break/><text:span text:style-name="T53">«Supernova», le monde chaotique où seul l’élite des joueurs hardis de PacMan oseront s’y aventurer.</text:span></text:p>
        </text:list-item>
      </text:list>
      <text:p text:style-name="P29">Chacun de ces mondes sera composé de quatre niveaux.</text:p>
      <text:p text:style-name="P29"><text:span text:style-name="T74">Pour débloquer un monde, il faut avoir réussi le précédent et chaque monde sera de plus en plus compliqué.</text:span></text:p>
      <text:h text:style-name="Heading_20_4" text:outline-level="4"><text:bookmark-start text:name="__RefHeading___Toc3745_2416085823"/>Histoire<text:bookmark-end text:name="__RefHeading___Toc3745_2416085823"/></text:h>
      <text:p text:style-name="Text_20_body"><text:span text:style-name="T33">L’histoire se déroule dans un monde appelé Macpan. Notre héros, PacMan, se fait piquer son Speculoos par Lich, lors de la récré, qui est un mafieux habitant du royaume « Gensou ». </text:span></text:p>
      <text:p text:style-name="Text_20_body">Pac<text:span text:style-name="T75">M</text:span>an décide alors de le poursuivre et reprendre son goûter pour pouvoir revenir en classe. Il devra affronter les nombreux <text:span text:style-name="T75">accolytes</text:span> de Lich qui terrorisent les pauvres étudiants dans différents royaumes. </text:p>
      <text:p text:style-name="P10"/>
      <text:h text:style-name="Heading_20_4" text:outline-level="4"><text:bookmark-start text:name="__RefHeading___Toc3747_2416085823"/>Les Objets de quête ou Objectifs<text:bookmark-end text:name="__RefHeading___Toc3747_2416085823"/></text:h>
      <text:p text:style-name="Text_20_body">L’objectif principal sera de finir chaque monde pour passer au suivant. Pour cela, il faudra saisir tous les fruits de base éparpillés dans l<text:span text:style-name="T76">e labyrinthe</text:span> du jeu.</text:p>
      <text:h text:style-name="Heading_20_4" text:outline-level="4"><text:bookmark-start text:name="__RefHeading___Toc3749_2416085823"/>Conditions de victoire et d’échec<text:bookmark-end text:name="__RefHeading___Toc3749_2416085823"/></text:h>
      <text:p text:style-name="Text_20_body">Une partie est gagnée lorsque le joueur saisit au moins tous les <text:span text:style-name="T76">points de </text:span>fruits de base, et le monde est acquis lorsque le joueur finit les 5 parties (<text:span text:style-name="T76">labyrinthes</text:span>) qui le définissent. Lorsque tous les mondes sont acquis, le jeu est considéré gagné et donc terminé.</text:p>
      <text:p text:style-name="Text_20_body">Lorsque le joueur perd une vie, il devra rejouer l<text:span text:style-name="T76">e</text:span> même <text:span text:style-name="T76">labyrinthe</text:span> où il a été vaincu. S’il perd toutes ses vies, il est alors « mort » et devra rejouer depuis le début du jeu.</text:p>
      <text:h text:style-name="Heading_20_4" text:outline-level="4"><text:bookmark-start text:name="__RefHeading___Toc3751_2416085823"/>Sauver et Recharger<text:bookmark-end text:name="__RefHeading___Toc3751_2416085823"/></text:h>
      <text:p text:style-name="Text_20_body"><text:span text:style-name="T77">Il y aura une p</text:span>ossibilité de charger/sauver à n’importe quel moment, ou à certains moment bien précis, ou pas du tout.</text:p>
      <text:p text:style-name="P11"/>
      <text:h text:style-name="Heading_20_2" text:outline-level="2"><text:bookmark-start text:name="__RefHeading___Toc3753_2416085823"/>Level Design<text:bookmark-end text:name="__RefHeading___Toc3753_2416085823"/></text:h>
      <text:h text:style-name="Heading_20_3" text:outline-level="3"><text:bookmark-start text:name="__RefHeading___Toc3755_2416085823"/>Diagramme des niveaux<text:bookmark-end text:name="__RefHeading___Toc3755_2416085823"/></text:h>
      <text:p text:style-name="Text_20_body">Les configurations de chaque niveaux ont été définis dans les paragraphes précédents.</text:p>
      <text:h text:style-name="Heading_20_3" text:outline-level="3"><text:bookmark-start text:name="__RefHeading___Toc3757_2416085823"/>Chemin critique par niveau<text:bookmark-end text:name="__RefHeading___Toc3757_2416085823"/></text:h>
      <text:p text:style-name="Text_20_body"><text:span text:style-name="T4">L’objectif de bouclage d’un niveau est toujours le même : </text:span><text:span text:style-name="T5">manger toutes les pastilles semées sur l’ensemble du parcours.</text:span></text:p>
      <text:h text:style-name="Heading_20_3" text:outline-level="3"><text:bookmark-start text:name="__RefHeading___Toc3759_2416085823"/>Tableau des actifs<text:bookmark-end text:name="__RefHeading___Toc3759_2416085823"/></text:h>
      <table:table table:name="Tableau2" table:style-name="Tableau2">
        <table:table-column table:style-name="Tableau2.A" table:number-columns-repeated="3"/>
        <table:table-column table:style-name="Tableau2.D"/>
        <table:table-column table:style-name="Tableau2.E" table:number-columns-repeated="4"/>
        <table:table-row>
          <table:table-cell table:style-name="Tableau2.A1" table:number-rows-spanned="2" office:value-type="string">
            <text:p text:style-name="Text_20_body"><text:span text:style-name="Strong_20_Emphasis">Niveau</text:span></text:p>
          </table:table-cell>
          <table:table-cell table:style-name="Tableau2.A1" table:number-columns-spanned="3" office:value-type="string">
            <text:p text:style-name="P69">Point de fruit</text:p>
          </table:table-cell>
          <table:covered-table-cell/>
          <table:covered-table-cell/>
          <table:table-cell table:style-name="Tableau2.E1" table:number-columns-spanned="4" office:value-type="string">
            <text:p text:style-name="P69">Fantôme</text:p>
            <text:p text:style-name="P69">* <text:span text:style-name="T26">nb présent / nb renaissances autorisées</text:span></text:p>
          </table:table-cell>
          <table:covered-table-cell/>
          <table:covered-table-cell/>
          <table:covered-table-cell/>
        </table:table-row>
        <table:table-row>
          <table:covered-table-cell/>
          <table:table-cell table:style-name="Tableau2.B2" office:value-type="string">
            <text:p text:style-name="Text_20_body">De base</text:p>
          </table:table-cell>
          <table:table-cell table:style-name="Tableau2.B2" office:value-type="string">
            <text:p text:style-name="Text_20_body">survitaminé</text:p>
          </table:table-cell>
          <table:table-cell table:style-name="Tableau2.A1" office:value-type="string">
            <text:p text:style-name="Text_20_body">bonus</text:p>
          </table:table-cell>
          <table:table-cell table:style-name="Tableau2.B2" office:value-type="string">
            <text:p text:style-name="P75">« Blinky »</text:p>
          </table:table-cell>
          <table:table-cell table:style-name="Tableau2.B2" office:value-type="string">
            <text:p text:style-name="Text_20_body">« <text:span text:style-name="T78">Inky »</text:span></text:p>
          </table:table-cell>
          <table:table-cell table:style-name="Tableau2.B2" office:value-type="string">
            <text:p text:style-name="Text_20_body">« <text:span text:style-name="T78">Pinky »</text:span></text:p>
          </table:table-cell>
          <table:table-cell table:style-name="Tableau2.H2" office:value-type="string">
            <text:p text:style-name="Text_20_body">« <text:span text:style-name="T78">Clyde »</text:span></text:p>
          </table:table-cell>
        </table:table-row>
        <table:table-row>
          <table:table-cell table:style-name="Tableau2.A3" office:value-type="string">
            <text:p text:style-name="Text_20_body">1</text:p>
          </table:table-cell>
          <table:table-cell table:style-name="Tableau2.A3" office:value-type="string">
            <text:p text:style-name="P69">80</text:p>
          </table:table-cell>
          <table:table-cell table:style-name="Tableau2.A3" office:value-type="string">
            <text:p text:style-name="P69">2</text:p>
          </table:table-cell>
          <table:table-cell table:style-name="Tableau2.A3" office:value-type="string">
            <text:p text:style-name="P69">1</text:p>
          </table:table-cell>
          <table:table-cell table:style-name="Tableau2.A3" office:value-type="string">
            <text:p text:style-name="P69">1/5</text:p>
          </table:table-cell>
          <table:table-cell table:style-name="Tableau2.A3" office:value-type="string">
            <text:p text:style-name="P69">1/5</text:p>
          </table:table-cell>
          <table:table-cell table:style-name="Tableau2.A3" office:value-type="string">
            <text:p text:style-name="P69">1/5</text:p>
          </table:table-cell>
          <table:table-cell table:style-name="Tableau2.H3" office:value-type="string">
            <text:p text:style-name="P69">1/5</text:p>
          </table:table-cell>
        </table:table-row>
        <table:table-row>
          <table:table-cell table:style-name="Tableau2.A3" office:value-type="string">
            <text:p text:style-name="Text_20_body">2 - 4</text:p>
          </table:table-cell>
          <table:table-cell table:style-name="Tableau2.A3" office:value-type="string">
            <text:p text:style-name="P69">80</text:p>
          </table:table-cell>
          <table:table-cell table:style-name="Tableau2.A3" office:value-type="string">
            <text:p text:style-name="P69">2</text:p>
          </table:table-cell>
          <table:table-cell table:style-name="Tableau2.A3" office:value-type="string">
            <text:p text:style-name="P69">1</text:p>
          </table:table-cell>
          <table:table-cell table:style-name="Tableau2.A3" office:value-type="string">
            <text:p text:style-name="P69">1/5</text:p>
          </table:table-cell>
          <table:table-cell table:style-name="Tableau2.A3" office:value-type="string">
            <text:p text:style-name="P69">1/5</text:p>
          </table:table-cell>
          <table:table-cell table:style-name="Tableau2.A3" office:value-type="string">
            <text:p text:style-name="P69">1/5</text:p>
          </table:table-cell>
          <table:table-cell table:style-name="Tableau2.H3" office:value-type="string">
            <text:p text:style-name="P69">1/5</text:p>
          </table:table-cell>
        </table:table-row>
        <table:table-row>
          <table:table-cell table:style-name="Tableau2.A3" office:value-type="string">
            <text:p text:style-name="Text_20_body">5 - 20</text:p>
          </table:table-cell>
          <table:table-cell table:style-name="Tableau2.A3" office:value-type="string">
            <text:p text:style-name="P69">80</text:p>
          </table:table-cell>
          <table:table-cell table:style-name="Tableau2.A3" office:value-type="string">
            <text:p text:style-name="P69">3</text:p>
          </table:table-cell>
          <table:table-cell table:style-name="Tableau2.A3" office:value-type="string">
            <text:p text:style-name="P69">3</text:p>
          </table:table-cell>
          <table:table-cell table:style-name="Tableau2.A3" office:value-type="string">
            <text:p text:style-name="P69">2/3</text:p>
          </table:table-cell>
          <table:table-cell table:style-name="Tableau2.A3" office:value-type="string">
            <text:p text:style-name="P69">2/3</text:p>
          </table:table-cell>
          <table:table-cell table:style-name="Tableau2.A3" office:value-type="string">
            <text:p text:style-name="P69">2/3</text:p>
          </table:table-cell>
          <table:table-cell table:style-name="Tableau2.H3" office:value-type="string">
            <text:p text:style-name="P69">2/3</text:p>
          </table:table-cell>
        </table:table-row>
        <table:table-row>
          <table:table-cell table:style-name="Tableau2.A6" office:value-type="string">
            <text:p text:style-name="Text_20_body">21+</text:p>
          </table:table-cell>
          <table:table-cell table:style-name="Tableau2.A6" office:value-type="string">
            <text:p text:style-name="P69">80</text:p>
          </table:table-cell>
          <table:table-cell table:style-name="Tableau2.A6" office:value-type="string">
            <text:p text:style-name="P69">4</text:p>
          </table:table-cell>
          <table:table-cell table:style-name="Tableau2.A6" office:value-type="string">
            <text:p text:style-name="P69">3</text:p>
          </table:table-cell>
          <table:table-cell table:style-name="Tableau2.A6" office:value-type="string">
            <text:p text:style-name="P69">2/3</text:p>
          </table:table-cell>
          <table:table-cell table:style-name="Tableau2.A6" office:value-type="string">
            <text:p text:style-name="P69">2/3</text:p>
          </table:table-cell>
          <table:table-cell table:style-name="Tableau2.A6" office:value-type="string">
            <text:p text:style-name="P69">2/3</text:p>
          </table:table-cell>
          <table:table-cell table:style-name="Tableau2.H6" office:value-type="string">
            <text:p text:style-name="P69">2/3</text:p>
          </table:table-cell>
        </table:table-row>
      </table:table>
      <text:p text:style-name="P15"/>
      <text:h text:style-name="P96" text:outline-level="3"/>
      <text:h text:style-name="P97" text:outline-level="3"><text:bookmark-start text:name="__RefHeading___Toc3761_2416085823"/><text:span text:style-name="T54">Éléments</text:span> du décor génériques<text:bookmark-end text:name="__RefHeading___Toc3761_2416085823"/></text:h>
      <text:p text:style-name="P64"><text:span text:style-name="T49">La vue logique du labyrinthe est reprise de « </text:span><text:a xlink:type="simple" xlink:href="https://www.gamasutra.com/db_area/images/feature/3938/tiles.png" text:style-name="Internet_20_link" text:visited-style-name="Visited_20_Internet_20_Link"><text:span text:style-name="T49">Gamasutra - vue logique du labyrinthe"</text:span></text:a><text:span text:style-name="T49"> </text:span>:</text:p>
      <text:p text:style-name="P66"><draw:frame draw:style-name="fr2" draw:name="Image2" text:anchor-type="paragraph" svg:width="11.853cm" svg:height="15.24cm" draw:z-index="1"><draw:image xlink:href="../GDD_tiles.png" xlink:type="simple" xlink:show="embed" xlink:actuate="onLoad" draw:filter-name="&lt;Tous les formats&gt;" loext:mime-type="image/png"/></draw:frame><text:span text:style-name="T54">Cette vue logique inclut les éléments suivants :</text:span></text:p>
      <text:list xml:id="list3693859874" text:style-name="L8">
        <text:list-item>
          <text:p text:style-name="P65">les points de fruit de base ;</text:p>
        </text:list-item>
        <text:list-item>
          <text:p text:style-name="P65">les points de fruit survitaminé ;</text:p>
        </text:list-item>
        <text:list-item>
          <text:p text:style-name="P65">l’enceinte du labyrinthe ;</text:p>
        </text:list-item>
        <text:list-item>
          <text:p text:style-name="P65">les couloirs du labyrinthe ;</text:p>
        </text:list-item>
        <text:list-item>
          <text:p text:style-name="P65">les îlots d’obstacle ;</text:p>
        </text:list-item>
        <text:list-item>
          <text:p text:style-name="P65"><text:soft-page-break/>la prison et sa porte ;</text:p>
        </text:list-item>
        <text:list-item>
          <text:p text:style-name="P65">les accès de téléportation ;</text:p>
        </text:list-item>
        <text:list-item>
          <text:p text:style-name="P65">les vies de PacMan ;</text:p>
        </text:list-item>
        <text:list-item>
          <text:p text:style-name="P65">le point de fruit bonus qui apparaîtra au cours de la partie.</text:p>
        </text:list-item>
      </text:list>
      <text:h text:style-name="Heading_20_3" text:outline-level="3"><text:bookmark-start text:name="__RefHeading___Toc3859_2416085823"/><text:span text:style-name="T79">Éléments</text:span> du décor uniques<text:bookmark-end text:name="__RefHeading___Toc3859_2416085823"/></text:h>
      <text:p text:style-name="Text_20_body">Cette partie a été décrite dans les paragraphes précédents.</text:p>
      <text:h text:style-name="Heading_20_3" text:outline-level="3"><text:bookmark-start text:name="__RefHeading___Toc3861_2416085823"/>Blindages<text:bookmark-end text:name="__RefHeading___Toc3861_2416085823"/></text:h>
      <text:p text:style-name="P54"><text:span text:style-name="T6">Pour finir un niveau, le joueur doit faire disparaître toutes les pastilles de l’allée de parcours.</text:span></text:p>
      <text:h text:style-name="Heading_20_1" text:outline-level="1"><text:bookmark-start text:name="__RefHeading___Toc3863_2416085823"/>L’univers du jeu<text:bookmark-end text:name="__RefHeading___Toc3863_2416085823"/></text:h>
      <text:h text:style-name="Heading_20_2" text:outline-level="2"><text:bookmark-start text:name="__RefHeading___Toc3865_2416085823"/>Les entités jouables<text:bookmark-end text:name="__RefHeading___Toc3865_2416085823"/></text:h>
      <text:p text:style-name="Text_20_body">PacMan contrôlé par l’utilisateur (par des instructions Haut, Bas, Gauche, Droite), est une boule jaune ouvrant et refermant sa bouche frénétiquement, disposant de plusieurs vies lui permettant de survivre aux attaques des fantômes. Il mangera les <text:span text:style-name="T79">points de fruits</text:span> qu’il rencontrera.</text:p>
      <text:h text:style-name="Heading_20_2" text:outline-level="2"><text:bookmark-start text:name="__RefHeading___Toc3867_2416085823"/>Les entités non jouables<text:bookmark-end text:name="__RefHeading___Toc3867_2416085823"/></text:h>
      <text:p text:style-name="Text_20_body">Quatre fantômes de couleurs :</text:p>
      <text:list xml:id="list771359266" text:style-name="L13">
        <text:list-item>
          <text:p text:style-name="P76">« <text:span text:style-name="T79">Inky » <text:s/>ou l</text:span>e fantôme bleu : i<text:span text:style-name="T79">l</text:span> est le moins dangereux de tous. Timide et craintif, il s'enfuira dès que vous vous approcherez d'un <text:span text:style-name="T79">point de fruit survitaminé</text:span>, dont nous décrirons les effets un peu plus tard ;</text:p>
        </text:list-item>
      </text:list>
      <text:list xml:id="list3963511018" text:style-name="L14">
        <text:list-item>
          <text:p text:style-name="P77">« <text:span text:style-name="T79">Clyde » ou </text:span>le fantôme orange : <text:span text:style-name="T79">il</text:span> rodera imprévisiblement le long des couloirs sans tenir compte de votre position ;</text:p>
        </text:list-item>
        <text:list-item>
          <text:p text:style-name="P77">« <text:span text:style-name="T79">Pinky » ou </text:span>le fantôme rose : <text:span text:style-name="T79">il</text:span> est très rapide et tentera d'anticiper vos déplacements afin de vous couper la route ;</text:p>
        </text:list-item>
        <text:list-item>
          <text:p text:style-name="P77">« <text:span text:style-name="T79">Blinky » ou </text:span>le fantôme rouge : <text:span text:style-name="T79">il</text:span> vous suivra en permanence. Attention, donc, à ne pas perdre une seconde ou il vous rattrapera.</text:p>
        </text:list-item>
      </text:list>
      <text:h text:style-name="Heading_20_2" text:outline-level="2"><text:bookmark-start text:name="__RefHeading___Toc3869_2416085823"/>Les objets<text:bookmark-end text:name="__RefHeading___Toc3869_2416085823"/></text:h>
      <text:p text:style-name="Text_20_body">Les <text:span text:style-name="T79">points de fruits</text:span> sont représentés par de petits points au sol. PacMan devra tous les avaler afin compléter un niveau. Mais il sera ralenti lors de leur consommation.</text:p>
      <text:p text:style-name="Text_20_body"><text:soft-page-break/>Les <text:span text:style-name="T79">points de fruit survitaminé</text:span> rendent les fantômes vulnérables pendant une courte période au cours de laquelle PacMan peut les manger.</text:p>
      <text:p text:style-name="Text_20_body">Différents <text:span text:style-name="T79">points de fruit bonus</text:span> seront disséminés dans certains niveaux. <text:span text:style-name="T79">C</text:span>eux-ci rapportent des points qui sont propres à chaque type de fruits.</text:p>
      <text:h text:style-name="Heading_20_2" text:outline-level="2"><text:bookmark-start text:name="__RefHeading___Toc3871_2416085823"/>Les évolutions des différentes entités<text:bookmark-end text:name="__RefHeading___Toc3871_2416085823"/></text:h>
      <text:p text:style-name="Text_20_body">À la suite de la consommation d’un <text:span text:style-name="T79">point de fruit survitaminé</text:span>, <text:span text:style-name="T29">les fantômes deviennent alors bleus et affichent une expression de peur signalée par des petits yeux et une bouche en ligne cassée et quand un fantôme se fait manger.</text:span></text:p>
      <text:h text:style-name="Heading_20_2" text:outline-level="2"><text:bookmark-start text:name="__RefHeading___Toc3873_2416085823"/>Orientation et les Déplacements<text:bookmark-end text:name="__RefHeading___Toc3873_2416085823"/></text:h>
      <text:p text:style-name="Text_20_body">Les entités ont chacune une position de départ définie à chaque début de niveau avant qu’il ne se lance.</text:p>
      <text:p text:style-name="Text_20_body">Les entités peuvent se déplacer latéralement et horizontalement.</text:p>
      <text:p text:style-name="Text_20_body">L’orientation correspondra à la direction choisit par le personnage à l’instant donné.</text:p>
      <text:h text:style-name="Heading_20_2" text:outline-level="2"><text:bookmark-start text:name="__RefHeading___Toc3875_2416085823"/>Interactions inter-entités et entités univers<text:bookmark-end text:name="__RefHeading___Toc3875_2416085823"/></text:h>
      <text:p text:style-name="Text_20_body">Toutes les entités sont contraintes par les murs à se déplacer le long des couloirs du labyrinthe.</text:p>
      <text:p text:style-name="Text_20_body">Quand une entité sort d’un côté de l’écran (en se déplaçant) elle réappara<text:span text:style-name="T30">î</text:span>t de manière continue du côté opposé.</text:p>
      <text:p text:style-name="Text_20_body">PacMan peut manger les fantômes quand un <text:span text:style-name="T79">point de fruit survitaminé</text:span> est <text:span text:style-name="T79">consommé</text:span>, <text:span text:style-name="T31">le fantôme retourne dans la salle centrale du labyrinthe ou il retrouvera sa forme initiale.</text:span></text:p>
      <text:p text:style-name="Text_20_body">Dans tout autre contexte, si PacMan rentre en collision <text:bookmark text:name="_GoBack1"/>avec un fant<text:span text:style-name="T79">ô</text:span>me, il perdra une vie.</text:p>
      <text:p text:style-name="P78">Si PacMan n’a plus de vie, la partie est perdu.</text:p>
      <text:h text:style-name="Heading_20_1" text:outline-level="1"><text:bookmark-start text:name="__RefHeading___Toc3877_2416085823"/><text:span text:style-name="T80">Choix artistique : Graphi</text:span><text:span text:style-name="T81">s</text:span><text:span text:style-name="T80">me et Animation</text:span><text:bookmark-end text:name="__RefHeading___Toc3877_2416085823"/></text:h>
      <text:h text:style-name="Heading_20_2" text:outline-level="2"><text:bookmark-start text:name="__RefHeading___Toc3879_2416085823"/>Vue générale et objectifs <text:bookmark-end text:name="__RefHeading___Toc3879_2416085823"/></text:h>
      <text:p text:style-name="Text_20_body">Pour le graphisme, on s’est mis d’accord sur le modèle classique du jeu PacMan sorti en 1980 avec la possibilité d’introduire de nouvelles palettes de couleurs.</text:p>
      <text:h text:style-name="Heading_20_2" text:outline-level="2"><text:bookmark-start text:name="__RefHeading___Toc3881_2416085823"/><text:soft-page-break/>Aspects 2D<text:bookmark-end text:name="__RefHeading___Toc3881_2416085823"/></text:h>
      <text:p text:style-name="Text_20_body">Le jeu conservera les aspects 2D du mode classique. Pour cela, on va utiliser les différents éléments de la bibliothèque Swing de Java pour garder le thème ‘primitif’ de PacMan.</text:p>
      <text:h text:style-name="Heading_20_2" text:outline-level="2"><text:bookmark-start text:name="__RefHeading___Toc3883_2416085823"/>Aspects 3D Quel traitements graphique<text:bookmark-end text:name="__RefHeading___Toc3883_2416085823"/></text:h>
      <text:p text:style-name="Text_20_body">Pour l’instant aucun traitement 3D n’a été prévu, à part les reliefs des boutons et interfaces du menu qui auront un ‘look’ 3D, mais qui en vrai sera en 2D/2.5D.</text:p>
      <text:h text:style-name="Heading_20_2" text:outline-level="2"><text:bookmark-start text:name="__RefHeading___Toc3885_2416085823"/>Animations<text:bookmark-end text:name="__RefHeading___Toc3885_2416085823"/></text:h>
      <text:p text:style-name="Text_20_body">L<text:span text:style-name="T82">e labyrinthe </text:span>du jeu sera vue de haut, comme il a toujours été dans le jeu classique. Donc les mouvements de PacMan des fantômes seront planaires et dans les quatre directions de base : haut, bas, droite, gauche. Pour les animations, l’animation des fantômes sera en translation suivant l’axe sur lequel ils bougent ; leur modèle ne va pivoter d’aucun angle lors du changement de l’axe parcouru, leurs yeux définiront la direction vers laquelle ils veulent se déplacer. PacMan par contre, devra pivoter d’un angle de 90° ou -90° lorsqu’il change de l’axe X vers l’axe Y ou inversement, sinon d’un angle de 180° lorsqu’il change de direction sur le même axe. </text:p>
      <text:h text:style-name="Heading_20_2" text:outline-level="2"><text:bookmark-start text:name="__RefHeading___Toc3887_2416085823"/>Cinématiques <text:bookmark-end text:name="__RefHeading___Toc3887_2416085823"/></text:h>
      <text:p text:style-name="Text_20_body">(Version alpha – Le jeu n’a qu’un niveau)</text:p>
      <text:p text:style-name="Text_20_body">Côté scénario et storytelling, rien n’a été prévu pour l’instant. Il faudra attendre la fin de la version alpha pour avoir une histoire.</text:p>
      <text:h text:style-name="Heading_20_2" text:outline-level="2"><text:bookmark-start text:name="__RefHeading___Toc3889_2416085823"/>Effets spéciaux <text:bookmark-end text:name="__RefHeading___Toc3889_2416085823"/></text:h>
      <text:p text:style-name="Text_20_body">(Version alpha – Le jeu n’a qu’un niveau)</text:p>
      <text:p text:style-name="Text_20_body">Le mouvement du skin classique (par défaut) de PacMan ressemblera au mouvement iconique que la plupart connaît : un cercle jaune avec une bouche qui s’ouvre et se referme en boucle infinie. Lors de sa mort la bouche va s’ouvrir jusqu’à ce que PacMan se mange de l’intérieur (no cannibalism). </text:p>
      <text:p text:style-name="Text_20_body">Le mouvement des fantômes classiques sera en boucle comme il est connu dans le 1<text:span text:style-name="T1">er</text:span> jeu PacMan de 1980. Lors de leur défaite, leur corps disparaîtra et les yeux vont se déplacer vers la cage au centre d<text:span text:style-name="T82">u labyrinthe</text:span>. Si PacMan mange un <text:span text:style-name="T82">point de fruit survitaminé</text:span>, les fantômes changent tous en bleu foncé.</text:p>
      <text:p text:style-name="Text_20_body">Avec les versions qui suivent, on introduira plus de palettes de couleurs pour rajouter plus d’effets.</text:p>
      <text:h text:style-name="Heading_20_2" text:outline-level="2"><text:bookmark-start text:name="__RefHeading___Toc3891_2416085823"/><text:soft-page-break/>Interface utilisateur<text:bookmark-end text:name="__RefHeading___Toc3891_2416085823"/></text:h>
      <text:p text:style-name="Text_20_body">(Version alpha)</text:p>
      <text:p text:style-name="Text_20_body">L’interface utilisateur utilisera le jeu de couleurs par défaut de PacMan (1980). Elle sera accessible par clavier et par touches. Le bouton sur lequel l’utilisateur pointe sera mis en <text:span text:style-name="T82">surligné</text:span> avec un contour couleur (bleu ou vert) néon.</text:p>
      <text:p text:style-name="Text_20_body">Avec les versions qui suivront, sur le menu principal, l’utilisateur pourra changer le jeu de couleurs pour rajouter de l’ambiance au jeu. Plusieurs thèmes seront proposés en packages pour changer la musique, le skin de PacMan, celui des fantômes, celui d<text:span text:style-name="T82">u labyrinthe</text:span> et pourquoi pas aussi les bruitages.</text:p>
      <text:h text:style-name="Heading_20_1" text:outline-level="1"><text:bookmark-start text:name="__RefHeading___Toc3893_2416085823"/>CHOIX ARTISTIQUES : MUSIQUES ET BRUITAGES<text:bookmark-end text:name="__RefHeading___Toc3893_2416085823"/></text:h>
      <text:h text:style-name="Heading_20_2" text:outline-level="2"><text:bookmark-start text:name="__RefHeading___Toc3895_2416085823"/>Vue générale et objectifs<text:bookmark-end text:name="__RefHeading___Toc3895_2416085823"/></text:h>
      <text:p text:style-name="Text_20_body">P<text:span text:style-name="T67">our le choix artistique, nous nous sommes mis d’accord sur un style classique, qui ferait penser aux PacMan sur la Nintendo Entertainment System ou sur les machines d’arcade.</text:span></text:p>
      <text:p text:style-name="P55">L’objectif étant de se rapprocher au plus du PacMan « Original », tout en apportant une touche personnelle à nous. </text:p>
      <text:h text:style-name="Heading_20_2" text:outline-level="2"><text:bookmark-start text:name="__RefHeading___Toc3897_2416085823"/>Interface utilisateur et ambiance sonore<text:bookmark-end text:name="__RefHeading___Toc3897_2416085823"/></text:h>
      <text:p text:style-name="Text_20_body">L’interface utilisateur obtiendra une playlist de musique de fond basée sur le thème PacMan. </text:p>
      <text:list xml:id="list2765462606" text:style-name="L15">
        <text:list-item>
          <text:p text:style-name="P79"><text:span text:style-name="T82">m</text:span>usique de fond dans le menu principal ;</text:p>
        </text:list-item>
        <text:list-item>
          <text:p text:style-name="P79"><text:span text:style-name="T82">m</text:span>usique de fond modifiable dans le menu principal ;</text:p>
        </text:list-item>
        <text:list-item>
          <text:p text:style-name="P79"><text:span text:style-name="T82">m</text:span>usique lors du lancer de la partie qui annonce le début de la partie ;</text:p>
        </text:list-item>
        <text:list-item>
          <text:p text:style-name="P79"><text:span text:style-name="T82">b</text:span>ruitage de chacun des événements de la partie :</text:p>
          <text:list>
            <text:list-item>
              <text:p text:style-name="P79">à chaque in<text:span text:style-name="T82">ges</text:span>tion d’un <text:span text:style-name="T82">point de fruit survitaminé ;</text:span></text:p>
            </text:list-item>
          </text:list>
        </text:list-item>
      </text:list>
      <text:list xml:id="list2200611096" text:style-name="L16">
        <text:list-item>
          <text:list>
            <text:list-item>
              <text:p text:style-name="P80"><text:span text:style-name="T82">à</text:span> chaque mort du PacMan et des fantômes ;</text:p>
            </text:list-item>
            <text:list-item>
              <text:p text:style-name="P80"><text:span text:style-name="T82">à</text:span> la fin de la partie et au passage du niveau supérieur.</text:p>
            </text:list-item>
          </text:list>
        </text:list-item>
      </text:list>
      <text:h text:style-name="Heading_20_2" text:outline-level="2"><text:bookmark-start text:name="__RefHeading___Toc3899_2416085823"/>Musiques<text:bookmark-end text:name="__RefHeading___Toc3899_2416085823"/></text:h>
      <text:p text:style-name="Text_20_body">La diversité des musiques durant le jeu permettra au joueur de mieux s’immerger dans l’univers de PacMan.</text:p>
      <text:p text:style-name="Text_20_body"><text:soft-page-break/>Les musiques collent parfaitement à notre Univers qui se rapproche au plus de celui de PacMan</text:p>
      <text:p text:style-name="Text_20_body">Il y aura 2 musiques de fond en pleine parti<text:span text:style-name="T83">e :</text:span></text:p>
      <text:list xml:id="list4000972459" text:style-name="L17">
        <text:list-item>
          <text:p text:style-name="P81">une qui sera de base continuelle, la musique de fond ce coupe lorsque la deuxième musique ce lance, c’est-à-dire quand le PacMan mange un <text:span text:style-name="T83">point de fruit survitaminé</text:span> et se réactivera alors qu’à la fin de cette musique </text:p>
        </text:list-item>
        <text:list-item>
          <text:p text:style-name="P81"><text:span text:style-name="T83">l</text:span>a deuxième appara<text:span text:style-name="T83">î</text:span>tra pour remplacer la première lorsque que le PacMan mange un <text:span text:style-name="T83">point de fruit survitaminé</text:span>, la musique s’active alors pour une durée de 10 sec. puis alors se relancera la première musique de fond.</text:p>
        </text:list-item>
      </text:list>
      <text:h text:style-name="Heading_20_2" text:outline-level="2"><text:bookmark-start text:name="__RefHeading___Toc3901_2416085823"/>Bruitages<text:bookmark-end text:name="__RefHeading___Toc3901_2416085823"/></text:h>
      <text:list xml:id="list3765997938" text:style-name="L18">
        <text:list-item>
          <text:p text:style-name="P82">Bruit 1 : bruitage ing<text:span text:style-name="T83">es</text:span>tion d’<text:span text:style-name="T83">un point de fruit survitaminé</text:span>, durer 1sec ;</text:p>
        </text:list-item>
        <text:list-item>
          <text:p text:style-name="P82">Bruit 2 : bruitage passage de niveau supérieur ;</text:p>
        </text:list-item>
        <text:list-item>
          <text:p text:style-name="P82">Bruit 3 : bruitage injection d’un fantôme, durer 1sec ;</text:p>
        </text:list-item>
        <text:list-item>
          <text:p text:style-name="P82">Bruit 4 : bruitage mort du PacMan, durer 2sec ;</text:p>
        </text:list-item>
        <text:list-item>
          <text:p text:style-name="P82">Bruit 5 : bruitage fin de parti .</text:p>
        </text:list-item>
      </text:list>
      <text:h text:style-name="Heading_20_2" text:outline-level="2"><text:bookmark-start text:name="__RefHeading___Toc3903_2416085823"/><text:span text:style-name="T27">Vo</text:span><text:span text:style-name="T28">i</text:span><text:span text:style-name="T27">x</text:span><text:bookmark-end text:name="__RefHeading___Toc3903_2416085823"/></text:h>
      <text:p text:style-name="Text_20_body">A définir</text:p>
      <text:h text:style-name="Heading_20_2" text:outline-level="2"><text:bookmark-start text:name="__RefHeading___Toc3905_2416085823"/><text:span text:style-name="T27">Effe</text:span><text:span text:style-name="T28">t</text:span><text:span text:style-name="T27">s spéciaux</text:span><text:bookmark-end text:name="__RefHeading___Toc3905_2416085823"/></text:h>
      <text:p text:style-name="Text_20_body">A définir, retour du prof la semaine procha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0dd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Title">GDD - PacMan</text:user-defined><text:s/>- <text:user-defined style:data-style-name="N0" text:name="Version">1.1</text:user-defined></text:p>
      </style:header>
      <style:footer>
        <text:p text:style-name="MP2"><text:page-number text:select-page="current">24</text:page-number><text:s/>/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ua</meta:initial-creator>
    <meta:editing-cycles>201</meta:editing-cycles>
    <meta:creation-date>2014-09-14T11:13:00</meta:creation-date>
    <dc:date>2019-11-10T22:38:55.811428582</dc:date>
    <meta:editing-duration>PT11H43M26S</meta:editing-duration>
    <meta:generator>LibreOffice/6.0.7.3$Linux_X86_64 LibreOffice_project/00m0$Build-3</meta:generator>
    <meta:keyword>GDD Pac-Man jeu</meta:keyword>
    <dc:subject>Game Design document du projet PacMan</dc:subject>
    <dc:title>GDD - PacMan</dc:title>
    <meta:document-statistic meta:table-count="12" meta:image-count="2" meta:object-count="0" meta:page-count="24" meta:paragraph-count="490" meta:word-count="5590" meta:character-count="31320" meta:non-whitespace-character-count="26060"/>
    <meta:user-defined meta:name="Client">Société « HAMRI &amp; KHEMIRI »</meta:user-defined>
    <meta:user-defined meta:name="Source">Société TTT</meta:user-defined>
    <meta:user-defined meta:name="Version">1.1</meta:user-defined>
    <meta:template xlink:type="simple" xlink:actuate="onRequest" xlink:title="Normal.dotm" xlink:href=""/>
  </office:meta>
</office:document-meta>
</file>